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673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2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217in" draw:caption-point-x="-0.7689in" draw:caption-point-y="0.941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193in" draw:caption-point-x="-0.2402in" draw:caption-point-y="0.644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193in" draw:caption-point-x="-0.2622in" draw:caption-point-y="0.644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193in" draw:caption-point-x="-0.2402in" draw:caption-point-y="0.644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193in" draw:caption-point-x="-0.2402in" draw:caption-point-y="0.644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8925in" draw:caption-point-x="-1.4484in" draw:caption-point-y="0.470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06-16T14:46:27.14">
            <text:p>06/16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6">
            <text:p>6</text:p>
          </table:table-cell>
          <table:table-cell table:style-name="ce56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" office:value-type="float" office:value="3.5">
            <text:p>3.5</text:p>
          </table:table-cell>
          <table:table-cell table:style-name="ce61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 + SUMPRODUCT([Thong_Tin_Ngay_Nghi_201704.$B$3:.$B$65]=[.$B7];[Thong_Tin_Ngay_Nghi_201704.$C$3:.$C$65]) + SUMPRODUCT([Thong_Tin_Ngay_Nghi_201705.$B$3:.$B$65]=[.$B7];[Thong_Tin_Ngay_Nghi_201705.$C$3:.$C$65]) + SUMPRODUCT([Thong_Tin_Ngay_Nghi_201706.$B$3:.$B$65]=[.$B7];[Thong_Tin_Ngay_Nghi_201706.$C$3:.$C$65]) + SUMPRODUCT([Thong_Tin_Ngay_Nghi_201707.$B$3:.$B$65]=[.$B7];[Thong_Tin_Ngay_Nghi_201707.$C$3:.$C$65])" office:value-type="float" office:value="5.5">
            <text:p>5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9"/>
          <table:table-cell table:style-name="ce49" table:formula="of:=[.I7]+[.K7] +[.J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6-16T14:46:27.15">
            <text:p>06/16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7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" office:value-type="float" office:value="7.5">
            <text:p>7.5</text:p>
          </table:table-cell>
          <table:table-cell table:style-name="ce62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 + SUMPRODUCT([Thong_Tin_Ngay_Nghi_201704.$B$3:.$B$65]=[.$B8];[Thong_Tin_Ngay_Nghi_201704.$C$3:.$C$65]) + SUMPRODUCT([Thong_Tin_Ngay_Nghi_201705.$B$3:.$B$65]=[.$B8];[Thong_Tin_Ngay_Nghi_201705.$C$3:.$C$65]) + SUMPRODUCT([Thong_Tin_Ngay_Nghi_201706.$B$3:.$B$65]=[.$B8];[Thong_Tin_Ngay_Nghi_201706.$C$3:.$C$65]) + SUMPRODUCT([Thong_Tin_Ngay_Nghi_201707.$B$3:.$B$65]=[.$B8];[Thong_Tin_Ngay_Nghi_201707.$C$3:.$C$65])" office:value-type="float" office:value="11">
            <text:p>11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4">
            <text:p>-4</text:p>
          </table:table-cell>
          <table:table-cell table:number-columns-repeated="2" table:style-name="ce49"/>
          <table:table-cell table:style-name="ce49" table:formula="of:=[.I8]+[.K8] +[.J8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9]);DATE(YEAR([.D9]);12;31);NOW())" office:value-type="date" office:date-value="2017-06-16T14:46:27.16">
            <text:p>06/16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6">
            <text:p>6</text:p>
          </table:table-cell>
          <table:table-cell table:style-name="ce57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" office:value-type="float" office:value="5">
            <text:p>5</text:p>
          </table:table-cell>
          <table:table-cell table:style-name="ce62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 + SUMPRODUCT([Thong_Tin_Ngay_Nghi_201704.$B$3:.$B$65]=[.$B9];[Thong_Tin_Ngay_Nghi_201704.$C$3:.$C$65]) + SUMPRODUCT([Thong_Tin_Ngay_Nghi_201705.$B$3:.$B$65]=[.$B9];[Thong_Tin_Ngay_Nghi_201705.$C$3:.$C$65]) + SUMPRODUCT([Thong_Tin_Ngay_Nghi_201706.$B$3:.$B$65]=[.$B9];[Thong_Tin_Ngay_Nghi_201706.$C$3:.$C$65]) + SUMPRODUCT([Thong_Tin_Ngay_Nghi_201707.$B$3:.$B$65]=[.$B9];[Thong_Tin_Ngay_Nghi_201707.$C$3:.$C$65])" office:value-type="float" office:value="8.5">
            <text:p>8.5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1.5">
            <text:p>1.5</text:p>
          </table:table-cell>
          <table:table-cell table:number-columns-repeated="2" table:style-name="ce49"/>
          <table:table-cell table:style-name="ce49" table:formula="of:=[.I9]+[.K9] +[.J9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6-16T14:46:27.16">
            <text:p>06/16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7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" office:value-type="float" office:value="5">
            <text:p>5</text:p>
          </table:table-cell>
          <table:table-cell table:style-name="ce62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 + SUMPRODUCT([Thong_Tin_Ngay_Nghi_201704.$B$3:.$B$65]=[.$B10];[Thong_Tin_Ngay_Nghi_201704.$C$3:.$C$65]) + SUMPRODUCT([Thong_Tin_Ngay_Nghi_201705.$B$3:.$B$65]=[.$B10];[Thong_Tin_Ngay_Nghi_201705.$C$3:.$C$65]) + SUMPRODUCT([Thong_Tin_Ngay_Nghi_201706.$B$3:.$B$65]=[.$B10];[Thong_Tin_Ngay_Nghi_201706.$C$3:.$C$65]) + SUMPRODUCT([Thong_Tin_Ngay_Nghi_201707.$B$3:.$B$65]=[.$B10];[Thong_Tin_Ngay_Nghi_201707.$C$3:.$C$65])" office:value-type="float" office:value="6">
            <text:p>6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0">
            <text:p>0</text:p>
          </table:table-cell>
          <table:table-cell table:number-columns-repeated="2" table:style-name="ce49"/>
          <table:table-cell table:style-name="ce49" table:formula="of:=[.I10]+[.K10] +[.J10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1]);DATE(YEAR([.D11]);12;31);NOW())" office:value-type="date" office:date-value="2017-06-16T14:46:27.16">
            <text:p>06/16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57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" office:value-type="float" office:value="11.5">
            <text:p>11.5</text:p>
          </table:table-cell>
          <table:table-cell table:style-name="ce62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 + SUMPRODUCT([Thong_Tin_Ngay_Nghi_201704.$B$3:.$B$65]=[.$B11];[Thong_Tin_Ngay_Nghi_201704.$C$3:.$C$65]) + SUMPRODUCT([Thong_Tin_Ngay_Nghi_201705.$B$3:.$B$65]=[.$B11];[Thong_Tin_Ngay_Nghi_201705.$C$3:.$C$65]) + SUMPRODUCT([Thong_Tin_Ngay_Nghi_201706.$B$3:.$B$65]=[.$B11];[Thong_Tin_Ngay_Nghi_201706.$C$3:.$C$65]) + SUMPRODUCT([Thong_Tin_Ngay_Nghi_201707.$B$3:.$B$65]=[.$B11];[Thong_Tin_Ngay_Nghi_201707.$C$3:.$C$65])" office:value-type="float" office:value="19">
            <text:p>19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1]+[.K11] +[.J11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6">
            <text:p>6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2]);DATE(YEAR([.D12]);12;31);NOW())" office:value-type="date" office:date-value="2017-06-16T14:46:27.16">
            <text:p>06/16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7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 + SUMPRODUCT([Thong_Tin_Ngay_Nghi_201704.$B$3:.$B$65]=[.$B12];[Thong_Tin_Ngay_Nghi_201704.$C$3:.$C$65]) + SUMPRODUCT([Thong_Tin_Ngay_Nghi_201705.$B$3:.$B$65]=[.$B12];[Thong_Tin_Ngay_Nghi_201705.$C$3:.$C$65]) + SUMPRODUCT([Thong_Tin_Ngay_Nghi_201706.$B$3:.$B$65]=[.$B12];[Thong_Tin_Ngay_Nghi_201706.$C$3:.$C$65]) + SUMPRODUCT([Thong_Tin_Ngay_Nghi_201707.$B$3:.$B$65]=[.$B12];[Thong_Tin_Ngay_Nghi_201707.$C$3:.$C$65])" office:value-type="float" office:value="10.5">
            <text:p>10.5</text:p>
          </table:table-cell>
          <table:table-cell table:style-name="ce50" table:formula="of:=IF(DATE(YEAR([.E12]);MONTH([.E12]);DAY([.E12]))&lt;=DATE(YEAR([.E12]);3;31); [.C12]-[.G12] + [.F12]; IF([.G12]-[.C12]&lt;0;[.G12] + [.F12] -[.H12];[.F12]+[.C12]-[.H12]))" office:value-type="float" office:value="-4.5">
            <text:p>-4.5</text:p>
          </table:table-cell>
          <table:table-cell table:number-columns-repeated="2" table:style-name="ce50"/>
          <table:table-cell table:style-name="ce50" table:formula="of:=[.I12]+[.K12] +[.J12]" office:value-type="float" office:value="-4.5">
            <text:p>-4.5</text:p>
          </table:table-cell>
          <table:table-cell table:style-name="ce64"/>
          <table:table-cell table:style-name="ce66" table:number-columns-repeated="1011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06-16T14:46:27.16">
            <text:p>06/16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6">
            <text:p>6</text:p>
          </table:table-cell>
          <table:table-cell table:style-name="ce57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" office:value-type="float" office:value="5.5">
            <text:p>5.5</text:p>
          </table:table-cell>
          <table:table-cell table:style-name="ce62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 + SUMPRODUCT([Thong_Tin_Ngay_Nghi_201704.$B$3:.$B$65]=[.$B13];[Thong_Tin_Ngay_Nghi_201704.$C$3:.$C$65]) + SUMPRODUCT([Thong_Tin_Ngay_Nghi_201705.$B$3:.$B$65]=[.$B13];[Thong_Tin_Ngay_Nghi_201705.$C$3:.$C$65]) + SUMPRODUCT([Thong_Tin_Ngay_Nghi_201706.$B$3:.$B$65]=[.$B13];[Thong_Tin_Ngay_Nghi_201706.$C$3:.$C$65]) + SUMPRODUCT([Thong_Tin_Ngay_Nghi_201707.$B$3:.$B$65]=[.$B13];[Thong_Tin_Ngay_Nghi_201707.$C$3:.$C$65])" office:value-type="float" office:value="8">
            <text:p>8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1">
            <text:p>-1</text:p>
          </table:table-cell>
          <table:table-cell table:number-columns-repeated="2" table:style-name="ce49"/>
          <table:table-cell table:style-name="ce49" table:formula="of:=[.I13]+[.K13] +[.J13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8">
            <text:p>8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06-16T14:46:27.16">
            <text:p>06/16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6">
            <text:p>6</text:p>
          </table:table-cell>
          <table:table-cell table:style-name="ce57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" office:value-type="float" office:value="7.5">
            <text:p>7.5</text:p>
          </table:table-cell>
          <table:table-cell table:style-name="ce62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 + SUMPRODUCT([Thong_Tin_Ngay_Nghi_201704.$B$3:.$B$65]=[.$B14];[Thong_Tin_Ngay_Nghi_201704.$C$3:.$C$65]) + SUMPRODUCT([Thong_Tin_Ngay_Nghi_201705.$B$3:.$B$65]=[.$B14];[Thong_Tin_Ngay_Nghi_201705.$C$3:.$C$65]) + SUMPRODUCT([Thong_Tin_Ngay_Nghi_201706.$B$3:.$B$65]=[.$B14];[Thong_Tin_Ngay_Nghi_201706.$C$3:.$C$65]) + SUMPRODUCT([Thong_Tin_Ngay_Nghi_201707.$B$3:.$B$65]=[.$B14];[Thong_Tin_Ngay_Nghi_201707.$C$3:.$C$65])" office:value-type="float" office:value="9.5">
            <text:p>9.5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0.5">
            <text:p>-0.5</text:p>
          </table:table-cell>
          <table:table-cell table:number-columns-repeated="2" table:style-name="ce50"/>
          <table:table-cell table:style-name="ce49" table:formula="of:=[.I14]+[.K14] +[.J14]" office:value-type="float" office:value="-0.5">
            <text:p>-0.5</text:p>
          </table:table-cell>
          <table:table-cell table:style-name="ce64"/>
          <table:table-cell table:style-name="ce66" table:number-columns-repeated="1011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06-16T14:46:27.16">
            <text:p>06/16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57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" office:value-type="float" office:value="3">
            <text:p>3</text:p>
          </table:table-cell>
          <table:table-cell table:style-name="ce62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 + SUMPRODUCT([Thong_Tin_Ngay_Nghi_201704.$B$3:.$B$65]=[.$B15];[Thong_Tin_Ngay_Nghi_201704.$C$3:.$C$65]) + SUMPRODUCT([Thong_Tin_Ngay_Nghi_201705.$B$3:.$B$65]=[.$B15];[Thong_Tin_Ngay_Nghi_201705.$C$3:.$C$65]) + SUMPRODUCT([Thong_Tin_Ngay_Nghi_201706.$B$3:.$B$65]=[.$B15];[Thong_Tin_Ngay_Nghi_201706.$C$3:.$C$65]) + SUMPRODUCT([Thong_Tin_Ngay_Nghi_201707.$B$3:.$B$65]=[.$B15];[Thong_Tin_Ngay_Nghi_201707.$C$3:.$C$65])" office:value-type="float" office:value="3">
            <text:p>3</text:p>
          </table:table-cell>
          <table:table-cell table:style-name="ce49" table:formula="of:=IF(DATE(YEAR([.E15]);MONTH([.E15]);DAY([.E15]))&lt;=DATE(YEAR([.E15]);3;31); [.C15]-[.G15] + [.F15]; IF([.G15]-[.C14]&lt;0;[.G15] + [.F15] -[.H15];[.F15]+[.C15]-[.H15]))" office:value-type="float" office:value="3">
            <text:p>3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5]+[.K15] +[.J15]" office:value-type="float" office:value="6">
            <text:p>6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06-16T14:46:27.16">
            <text:p>06/16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6">
            <text:p>6</text:p>
          </table:table-cell>
          <table:table-cell table:style-name="ce57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" office:value-type="float" office:value="4">
            <text:p>4</text:p>
          </table:table-cell>
          <table:table-cell table:style-name="ce62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 + SUMPRODUCT([Thong_Tin_Ngay_Nghi_201704.$B$3:.$B$65]=[.$B16];[Thong_Tin_Ngay_Nghi_201704.$C$3:.$C$65]) + SUMPRODUCT([Thong_Tin_Ngay_Nghi_201705.$B$3:.$B$65]=[.$B16];[Thong_Tin_Ngay_Nghi_201705.$C$3:.$C$65]) + SUMPRODUCT([Thong_Tin_Ngay_Nghi_201706.$B$3:.$B$65]=[.$B16];[Thong_Tin_Ngay_Nghi_201706.$C$3:.$C$65]) + SUMPRODUCT([Thong_Tin_Ngay_Nghi_201707.$B$3:.$B$65]=[.$B16];[Thong_Tin_Ngay_Nghi_201707.$C$3:.$C$65])" office:value-type="float" office:value="8">
            <text:p>8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2">
            <text:p>-2</text:p>
          </table:table-cell>
          <table:table-cell table:style-name="ce49"/>
          <table:table-cell table:style-name="ce49" table:formula="of:=1.5" office:value-type="float" office:value="1.5">
            <text:p>1.5</text:p>
          </table:table-cell>
          <table:table-cell table:style-name="ce49" table:formula="of:=[.I16]+[.K16] +[.J16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6-16T14:46:27.16">
            <text:p>06/16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57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" office:value-type="float" office:value="9.5">
            <text:p>9.5</text:p>
          </table:table-cell>
          <table:table-cell table:style-name="ce62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 + SUMPRODUCT([Thong_Tin_Ngay_Nghi_201704.$B$3:.$B$65]=[.$B17];[Thong_Tin_Ngay_Nghi_201704.$C$3:.$C$65]) + SUMPRODUCT([Thong_Tin_Ngay_Nghi_201705.$B$3:.$B$65]=[.$B17];[Thong_Tin_Ngay_Nghi_201705.$C$3:.$C$65]) + SUMPRODUCT([Thong_Tin_Ngay_Nghi_201706.$B$3:.$B$65]=[.$B17];[Thong_Tin_Ngay_Nghi_201706.$C$3:.$C$65]) + SUMPRODUCT([Thong_Tin_Ngay_Nghi_201707.$B$3:.$B$65]=[.$B17];[Thong_Tin_Ngay_Nghi_201707.$C$3:.$C$65])" office:value-type="float" office:value="21.5">
            <text:p>21.5</text:p>
          </table:table-cell>
          <table:table-cell table:style-name="ce49" table:formula="of:=IF(DATE(YEAR([.E17]);MONTH([.E17]);DAY([.E17]))&lt;=DATE(YEAR([.E17]);3;31); [.C17]-[.G17] + [.F17]; IF([.G17]-[.C17]&lt;0;[.G17] + [.F17] -[.H17];[.F17]+[.C17]-[.H17]))" office:value-type="float" office:value="-15.5">
            <text:p>-15.5</text:p>
          </table:table-cell>
          <table:table-cell table:number-columns-repeated="2" table:style-name="ce49"/>
          <table:table-cell table:style-name="ce49" table:formula="of:=[.I17]+[.K17] +[.J17]" office:value-type="float" office:value="-15.5">
            <text:p>-15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6-16T14:46:27.16">
            <text:p>06/16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6">
            <text:p>6</text:p>
          </table:table-cell>
          <table:table-cell table:style-name="ce57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" office:value-type="float" office:value="3">
            <text:p>3</text:p>
          </table:table-cell>
          <table:table-cell table:style-name="ce62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 + SUMPRODUCT([Thong_Tin_Ngay_Nghi_201704.$B$3:.$B$65]=[.$B18];[Thong_Tin_Ngay_Nghi_201704.$C$3:.$C$65]) + SUMPRODUCT([Thong_Tin_Ngay_Nghi_201705.$B$3:.$B$65]=[.$B18];[Thong_Tin_Ngay_Nghi_201705.$C$3:.$C$65]) + SUMPRODUCT([Thong_Tin_Ngay_Nghi_201706.$B$3:.$B$65]=[.$B18];[Thong_Tin_Ngay_Nghi_201706.$C$3:.$C$65]) + SUMPRODUCT([Thong_Tin_Ngay_Nghi_201707.$B$3:.$B$65]=[.$B18];[Thong_Tin_Ngay_Nghi_201707.$C$3:.$C$65])" office:value-type="float" office:value="4">
            <text:p>4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number-columns-repeated="2" table:style-name="ce49"/>
          <table:table-cell table:style-name="ce49" table:formula="of:=[.I18]+[.K18] +[.J18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19]);DATE(YEAR([.D19]);12;31);NOW())" office:value-type="date" office:date-value="2017-06-16T14:46:27.16">
            <text:p>06/16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5">
            <text:p>5</text:p>
          </table:table-cell>
          <table:table-cell table:style-name="ce57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" office:value-type="float" office:value="0.5">
            <text:p>0.5</text:p>
          </table:table-cell>
          <table:table-cell table:style-name="ce62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 + SUMPRODUCT([Thong_Tin_Ngay_Nghi_201704.$B$3:.$B$65]=[.$B19];[Thong_Tin_Ngay_Nghi_201704.$C$3:.$C$65]) + SUMPRODUCT([Thong_Tin_Ngay_Nghi_201705.$B$3:.$B$65]=[.$B19];[Thong_Tin_Ngay_Nghi_201705.$C$3:.$C$65]) + SUMPRODUCT([Thong_Tin_Ngay_Nghi_201706.$B$3:.$B$65]=[.$B19];[Thong_Tin_Ngay_Nghi_201706.$C$3:.$C$65]) + SUMPRODUCT([Thong_Tin_Ngay_Nghi_201707.$B$3:.$B$65]=[.$B19];[Thong_Tin_Ngay_Nghi_201707.$C$3:.$C$65])" office:value-type="float" office:value="3">
            <text:p>3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2">
            <text:p>2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19]+[.K19] +[.J19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06-16T14:46:27.16">
            <text:p>06/16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57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" office:value-type="float" office:value="0">
            <text:p>0</text:p>
          </table:table-cell>
          <table:table-cell table:style-name="ce62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 + SUMPRODUCT([Thong_Tin_Ngay_Nghi_201704.$B$3:.$B$65]=[.$B20];[Thong_Tin_Ngay_Nghi_201704.$C$3:.$C$65]) + SUMPRODUCT([Thong_Tin_Ngay_Nghi_201705.$B$3:.$B$65]=[.$B20];[Thong_Tin_Ngay_Nghi_201705.$C$3:.$C$65]) + SUMPRODUCT([Thong_Tin_Ngay_Nghi_201706.$B$3:.$B$65]=[.$B20];[Thong_Tin_Ngay_Nghi_201706.$C$3:.$C$65]) + SUMPRODUCT([Thong_Tin_Ngay_Nghi_201707.$B$3:.$B$65]=[.$B20];[Thong_Tin_Ngay_Nghi_201707.$C$3:.$C$65])" office:value-type="float" office:value="3.5">
            <text:p>3.5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2.5">
            <text:p>2.5</text:p>
          </table:table-cell>
          <table:table-cell table:number-columns-repeated="2" table:style-name="ce49"/>
          <table:table-cell table:style-name="ce49" table:formula="of:=[.I20]+[.K20] +[.J20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6-16T14:46:27.16">
            <text:p>06/16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57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" office:value-type="float" office:value="3">
            <text:p>3</text:p>
          </table:table-cell>
          <table:table-cell table:style-name="ce62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 + SUMPRODUCT([Thong_Tin_Ngay_Nghi_201704.$B$3:.$B$65]=[.$B21];[Thong_Tin_Ngay_Nghi_201704.$C$3:.$C$65]) + SUMPRODUCT([Thong_Tin_Ngay_Nghi_201705.$B$3:.$B$65]=[.$B21];[Thong_Tin_Ngay_Nghi_201705.$C$3:.$C$65]) + SUMPRODUCT([Thong_Tin_Ngay_Nghi_201706.$B$3:.$B$65]=[.$B21];[Thong_Tin_Ngay_Nghi_201706.$C$3:.$C$65]) + SUMPRODUCT([Thong_Tin_Ngay_Nghi_201707.$B$3:.$B$65]=[.$B21];[Thong_Tin_Ngay_Nghi_201707.$C$3:.$C$65])" office:value-type="float" office:value="6">
            <text:p>6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number-columns-repeated="2" table:style-name="ce49"/>
          <table:table-cell table:style-name="ce49" table:formula="of:=[.I21]+[.K21] +[.J21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06-16T14:46:27.17">
            <text:p>06/16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6">
            <text:p>6</text:p>
          </table:table-cell>
          <table:table-cell table:style-name="ce57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" office:value-type="float" office:value="6">
            <text:p>6</text:p>
          </table:table-cell>
          <table:table-cell table:style-name="ce62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 + SUMPRODUCT([Thong_Tin_Ngay_Nghi_201704.$B$3:.$B$65]=[.$B22];[Thong_Tin_Ngay_Nghi_201704.$C$3:.$C$65]) + SUMPRODUCT([Thong_Tin_Ngay_Nghi_201705.$B$3:.$B$65]=[.$B22];[Thong_Tin_Ngay_Nghi_201705.$C$3:.$C$65]) + SUMPRODUCT([Thong_Tin_Ngay_Nghi_201706.$B$3:.$B$65]=[.$B22];[Thong_Tin_Ngay_Nghi_201706.$C$3:.$C$65]) + SUMPRODUCT([Thong_Tin_Ngay_Nghi_201707.$B$3:.$B$65]=[.$B22];[Thong_Tin_Ngay_Nghi_201707.$C$3:.$C$65])" office:value-type="float" office:value="9">
            <text:p>9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-3">
            <text:p>-3</text:p>
          </table:table-cell>
          <table:table-cell table:number-columns-repeated="2" table:style-name="ce49"/>
          <table:table-cell table:style-name="ce49" table:formula="of:=[.I22]+[.K22] +[.J22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6-16T14:46:27.17">
            <text:p>06/16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6">
            <text:p>6</text:p>
          </table:table-cell>
          <table:table-cell table:style-name="ce57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" office:value-type="float" office:value="0.5">
            <text:p>0.5</text:p>
          </table:table-cell>
          <table:table-cell table:style-name="ce62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 + SUMPRODUCT([Thong_Tin_Ngay_Nghi_201704.$B$3:.$B$65]=[.$B23];[Thong_Tin_Ngay_Nghi_201704.$C$3:.$C$65]) + SUMPRODUCT([Thong_Tin_Ngay_Nghi_201705.$B$3:.$B$65]=[.$B23];[Thong_Tin_Ngay_Nghi_201705.$C$3:.$C$65]) + SUMPRODUCT([Thong_Tin_Ngay_Nghi_201706.$B$3:.$B$65]=[.$B23];[Thong_Tin_Ngay_Nghi_201706.$C$3:.$C$65]) + SUMPRODUCT([Thong_Tin_Ngay_Nghi_201707.$B$3:.$B$65]=[.$B23];[Thong_Tin_Ngay_Nghi_201707.$C$3:.$C$65])" office:value-type="float" office:value="3">
            <text:p>3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3.5">
            <text:p>3.5</text:p>
          </table:table-cell>
          <table:table-cell table:number-columns-repeated="2" table:style-name="ce49"/>
          <table:table-cell table:style-name="ce49" table:formula="of:=[.I23]+[.K23] +[.J23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6-16T14:46:27.17">
            <text:p>06/16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6">
            <text:p>6</text:p>
          </table:table-cell>
          <table:table-cell table:style-name="ce57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" office:value-type="float" office:value="5">
            <text:p>5</text:p>
          </table:table-cell>
          <table:table-cell table:style-name="ce62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 + SUMPRODUCT([Thong_Tin_Ngay_Nghi_201704.$B$3:.$B$65]=[.$B24];[Thong_Tin_Ngay_Nghi_201704.$C$3:.$C$65]) + SUMPRODUCT([Thong_Tin_Ngay_Nghi_201705.$B$3:.$B$65]=[.$B24];[Thong_Tin_Ngay_Nghi_201705.$C$3:.$C$65]) + SUMPRODUCT([Thong_Tin_Ngay_Nghi_201706.$B$3:.$B$65]=[.$B24];[Thong_Tin_Ngay_Nghi_201706.$C$3:.$C$65]) + SUMPRODUCT([Thong_Tin_Ngay_Nghi_201707.$B$3:.$B$65]=[.$B24];[Thong_Tin_Ngay_Nghi_201707.$C$3:.$C$65])" office:value-type="float" office:value="10">
            <text:p>10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-3">
            <text:p>-3</text:p>
          </table:table-cell>
          <table:table-cell table:number-columns-repeated="2" table:style-name="ce49"/>
          <table:table-cell table:style-name="ce49" table:formula="of:=[.I24]+[.K24] +[.J24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6-16T14:46:27.17">
            <text:p>06/16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6">
            <text:p>6</text:p>
          </table:table-cell>
          <table:table-cell table:style-name="ce57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" office:value-type="float" office:value="5">
            <text:p>5</text:p>
          </table:table-cell>
          <table:table-cell table:style-name="ce62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 + SUMPRODUCT([Thong_Tin_Ngay_Nghi_201704.$B$3:.$B$65]=[.$B25];[Thong_Tin_Ngay_Nghi_201704.$C$3:.$C$65]) + SUMPRODUCT([Thong_Tin_Ngay_Nghi_201705.$B$3:.$B$65]=[.$B25];[Thong_Tin_Ngay_Nghi_201705.$C$3:.$C$65]) + SUMPRODUCT([Thong_Tin_Ngay_Nghi_201706.$B$3:.$B$65]=[.$B25];[Thong_Tin_Ngay_Nghi_201706.$C$3:.$C$65]) + SUMPRODUCT([Thong_Tin_Ngay_Nghi_201707.$B$3:.$B$65]=[.$B25];[Thong_Tin_Ngay_Nghi_201707.$C$3:.$C$65])" office:value-type="float" office:value="5">
            <text:p>5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3">
            <text:p>3</text:p>
          </table:table-cell>
          <table:table-cell table:number-columns-repeated="2" table:style-name="ce49"/>
          <table:table-cell table:style-name="ce49" table:formula="of:=[.I25]+[.K25] +[.J25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6-16T14:46:27.17">
            <text:p>06/16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6">
            <text:p>6</text:p>
          </table:table-cell>
          <table:table-cell table:style-name="ce57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" office:value-type="float" office:value="0">
            <text:p>0</text:p>
          </table:table-cell>
          <table:table-cell table:style-name="ce62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 + SUMPRODUCT([Thong_Tin_Ngay_Nghi_201704.$B$3:.$B$65]=[.$B26];[Thong_Tin_Ngay_Nghi_201704.$C$3:.$C$65]) + SUMPRODUCT([Thong_Tin_Ngay_Nghi_201705.$B$3:.$B$65]=[.$B26];[Thong_Tin_Ngay_Nghi_201705.$C$3:.$C$65]) + SUMPRODUCT([Thong_Tin_Ngay_Nghi_201706.$B$3:.$B$65]=[.$B26];[Thong_Tin_Ngay_Nghi_201706.$C$3:.$C$65]) + SUMPRODUCT([Thong_Tin_Ngay_Nghi_201707.$B$3:.$B$65]=[.$B26];[Thong_Tin_Ngay_Nghi_201707.$C$3:.$C$65])" office:value-type="float" office:value="0">
            <text:p>0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6">
            <text:p>6</text:p>
          </table:table-cell>
          <table:table-cell table:number-columns-repeated="2" table:style-name="ce49"/>
          <table:table-cell table:style-name="ce49" table:formula="of:=[.I26]+[.K26] +[.J26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6-16T14:46:27.17">
            <text:p>06/16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6">
            <text:p>6</text:p>
          </table:table-cell>
          <table:table-cell table:style-name="ce57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" office:value-type="float" office:value="5">
            <text:p>5</text:p>
          </table:table-cell>
          <table:table-cell table:style-name="ce62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 + SUMPRODUCT([Thong_Tin_Ngay_Nghi_201704.$B$3:.$B$65]=[.$B27];[Thong_Tin_Ngay_Nghi_201704.$C$3:.$C$65]) + SUMPRODUCT([Thong_Tin_Ngay_Nghi_201705.$B$3:.$B$65]=[.$B27];[Thong_Tin_Ngay_Nghi_201705.$C$3:.$C$65]) + SUMPRODUCT([Thong_Tin_Ngay_Nghi_201706.$B$3:.$B$65]=[.$B27];[Thong_Tin_Ngay_Nghi_201706.$C$3:.$C$65]) + SUMPRODUCT([Thong_Tin_Ngay_Nghi_201707.$B$3:.$B$65]=[.$B27];[Thong_Tin_Ngay_Nghi_201707.$C$3:.$C$65])" office:value-type="float" office:value="24.5">
            <text:p>24.5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-14">
            <text:p>-14</text:p>
          </table:table-cell>
          <table:table-cell table:number-columns-repeated="2" table:style-name="ce49"/>
          <table:table-cell table:style-name="ce49" table:formula="of:=[.I27]+[.K27] +[.J27]" office:value-type="float" office:value="-14">
            <text:p>-14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6-16T14:46:27.17">
            <text:p>06/16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57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" office:value-type="float" office:value="9.5">
            <text:p>9.5</text:p>
          </table:table-cell>
          <table:table-cell table:style-name="ce62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 + SUMPRODUCT([Thong_Tin_Ngay_Nghi_201704.$B$3:.$B$65]=[.$B28];[Thong_Tin_Ngay_Nghi_201704.$C$3:.$C$65]) + SUMPRODUCT([Thong_Tin_Ngay_Nghi_201705.$B$3:.$B$65]=[.$B28];[Thong_Tin_Ngay_Nghi_201705.$C$3:.$C$65]) + SUMPRODUCT([Thong_Tin_Ngay_Nghi_201706.$B$3:.$B$65]=[.$B28];[Thong_Tin_Ngay_Nghi_201706.$C$3:.$C$65]) + SUMPRODUCT([Thong_Tin_Ngay_Nghi_201707.$B$3:.$B$65]=[.$B28];[Thong_Tin_Ngay_Nghi_201707.$C$3:.$C$65])" office:value-type="float" office:value="11.5">
            <text:p>11.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-4">
            <text:p>-4</text:p>
          </table:table-cell>
          <table:table-cell table:number-columns-repeated="2" table:style-name="ce49"/>
          <table:table-cell table:style-name="ce49" table:formula="of:=[.I28]+[.K28] +[.J28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6-16T14:46:27.17">
            <text:p>06/16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6">
            <text:p>6</text:p>
          </table:table-cell>
          <table:table-cell table:style-name="ce57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" office:value-type="float" office:value="2">
            <text:p>2</text:p>
          </table:table-cell>
          <table:table-cell table:style-name="ce62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 + SUMPRODUCT([Thong_Tin_Ngay_Nghi_201704.$B$3:.$B$65]=[.$B29];[Thong_Tin_Ngay_Nghi_201704.$C$3:.$C$65]) + SUMPRODUCT([Thong_Tin_Ngay_Nghi_201705.$B$3:.$B$65]=[.$B29];[Thong_Tin_Ngay_Nghi_201705.$C$3:.$C$65]) + SUMPRODUCT([Thong_Tin_Ngay_Nghi_201706.$B$3:.$B$65]=[.$B29];[Thong_Tin_Ngay_Nghi_201706.$C$3:.$C$65]) + SUMPRODUCT([Thong_Tin_Ngay_Nghi_201707.$B$3:.$B$65]=[.$B29];[Thong_Tin_Ngay_Nghi_201707.$C$3:.$C$65])" office:value-type="float" office:value="7.5">
            <text:p>7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0.5">
            <text:p>0.5</text:p>
          </table:table-cell>
          <table:table-cell table:number-columns-repeated="2" table:style-name="ce49"/>
          <table:table-cell table:style-name="ce49" table:formula="of:=[.I29]+[.K29] +[.J29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6-16T14:46:27.17">
            <text:p>06/16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6">
            <text:p>6</text:p>
          </table:table-cell>
          <table:table-cell table:style-name="ce57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" office:value-type="float" office:value="6">
            <text:p>6</text:p>
          </table:table-cell>
          <table:table-cell table:style-name="ce62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 + SUMPRODUCT([Thong_Tin_Ngay_Nghi_201704.$B$3:.$B$65]=[.$B30];[Thong_Tin_Ngay_Nghi_201704.$C$3:.$C$65]) + SUMPRODUCT([Thong_Tin_Ngay_Nghi_201705.$B$3:.$B$65]=[.$B30];[Thong_Tin_Ngay_Nghi_201705.$C$3:.$C$65]) + SUMPRODUCT([Thong_Tin_Ngay_Nghi_201706.$B$3:.$B$65]=[.$B30];[Thong_Tin_Ngay_Nghi_201706.$C$3:.$C$65]) + SUMPRODUCT([Thong_Tin_Ngay_Nghi_201707.$B$3:.$B$65]=[.$B30];[Thong_Tin_Ngay_Nghi_201707.$C$3:.$C$65])" office:value-type="float" office:value="7">
            <text:p>7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1">
            <text:p>1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0]+[.K30] +[.J30]" office:value-type="float" office:value="4">
            <text:p>4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6-16T14:46:38.26">
            <text:p>06/16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6">
            <text:p>6</text:p>
          </table:table-cell>
          <table:table-cell table:style-name="ce57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" office:value-type="float" office:value="5">
            <text:p>5</text:p>
          </table:table-cell>
          <table:table-cell table:style-name="ce62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 + SUMPRODUCT([Thong_Tin_Ngay_Nghi_201704.$B$3:.$B$65]=[.$B31];[Thong_Tin_Ngay_Nghi_201704.$C$3:.$C$65]) + SUMPRODUCT([Thong_Tin_Ngay_Nghi_201705.$B$3:.$B$65]=[.$B31];[Thong_Tin_Ngay_Nghi_201705.$C$3:.$C$65]) + SUMPRODUCT([Thong_Tin_Ngay_Nghi_201706.$B$3:.$B$65]=[.$B31];[Thong_Tin_Ngay_Nghi_201706.$C$3:.$C$65]) + SUMPRODUCT([Thong_Tin_Ngay_Nghi_201707.$B$3:.$B$65]=[.$B31];[Thong_Tin_Ngay_Nghi_201707.$C$3:.$C$65])" office:value-type="float" office:value="7.5">
            <text:p>7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1.5">
            <text:p>1.5</text:p>
          </table:table-cell>
          <table:table-cell table:number-columns-repeated="2" table:style-name="ce49"/>
          <table:table-cell table:style-name="ce49" table:formula="of:=[.I31]+[.K31] +[.J31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6-16T14:46:38.33">
            <text:p>06/16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57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" office:value-type="float" office:value="3">
            <text:p>3</text:p>
          </table:table-cell>
          <table:table-cell table:style-name="ce62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 + SUMPRODUCT([Thong_Tin_Ngay_Nghi_201704.$B$3:.$B$65]=[.$B32];[Thong_Tin_Ngay_Nghi_201704.$C$3:.$C$65]) + SUMPRODUCT([Thong_Tin_Ngay_Nghi_201705.$B$3:.$B$65]=[.$B32];[Thong_Tin_Ngay_Nghi_201705.$C$3:.$C$65]) + SUMPRODUCT([Thong_Tin_Ngay_Nghi_201706.$B$3:.$B$65]=[.$B32];[Thong_Tin_Ngay_Nghi_201706.$C$3:.$C$65]) + SUMPRODUCT([Thong_Tin_Ngay_Nghi_201707.$B$3:.$B$65]=[.$B32];[Thong_Tin_Ngay_Nghi_201707.$C$3:.$C$65])" office:value-type="float" office:value="4">
            <text:p>4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3.5">
            <text:p>3.5</text:p>
          </table:table-cell>
          <table:table-cell table:number-columns-repeated="2" table:style-name="ce49"/>
          <table:table-cell table:style-name="ce49" table:formula="of:=[.I32]+[.K32] +[.J32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6-16T14:46:38.33">
            <text:p>06/16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6">
            <text:p>6</text:p>
          </table:table-cell>
          <table:table-cell table:style-name="ce57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" office:value-type="float" office:value="2.5">
            <text:p>2.5</text:p>
          </table:table-cell>
          <table:table-cell table:style-name="ce62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 + SUMPRODUCT([Thong_Tin_Ngay_Nghi_201704.$B$3:.$B$65]=[.$B33];[Thong_Tin_Ngay_Nghi_201704.$C$3:.$C$65]) + SUMPRODUCT([Thong_Tin_Ngay_Nghi_201705.$B$3:.$B$65]=[.$B33];[Thong_Tin_Ngay_Nghi_201705.$C$3:.$C$65]) + SUMPRODUCT([Thong_Tin_Ngay_Nghi_201706.$B$3:.$B$65]=[.$B33];[Thong_Tin_Ngay_Nghi_201706.$C$3:.$C$65]) + SUMPRODUCT([Thong_Tin_Ngay_Nghi_201707.$B$3:.$B$65]=[.$B33];[Thong_Tin_Ngay_Nghi_201707.$C$3:.$C$65])" office:value-type="float" office:value="5.5">
            <text:p>5.5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49"/>
          <table:table-cell table:style-name="ce49" table:formula="of:=[.I33]+[.K33] +[.J33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6-16T14:46:38.33">
            <text:p>06/16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6">
            <text:p>6</text:p>
          </table:table-cell>
          <table:table-cell table:style-name="ce57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 + SUMPRODUCT([Thong_Tin_Ngay_Nghi_201704.$B$3:.$B$65]=[.$B34];[Thong_Tin_Ngay_Nghi_201704.$C$3:.$C$65]) + SUMPRODUCT([Thong_Tin_Ngay_Nghi_201705.$B$3:.$B$65]=[.$B34];[Thong_Tin_Ngay_Nghi_201705.$C$3:.$C$65]) + SUMPRODUCT([Thong_Tin_Ngay_Nghi_201706.$B$3:.$B$65]=[.$B34];[Thong_Tin_Ngay_Nghi_201706.$C$3:.$C$65]) + SUMPRODUCT([Thong_Tin_Ngay_Nghi_201707.$B$3:.$B$65]=[.$B34];[Thong_Tin_Ngay_Nghi_201707.$C$3:.$C$65])" office:value-type="float" office:value="6.5">
            <text:p>6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2.5">
            <text:p>2.5</text:p>
          </table:table-cell>
          <table:table-cell table:number-columns-repeated="2" table:style-name="ce49"/>
          <table:table-cell table:style-name="ce49" table:formula="of:=[.I34]+[.K34] +[.J34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6-16T14:46:38.34">
            <text:p>06/16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6">
            <text:p>6</text:p>
          </table:table-cell>
          <table:table-cell table:style-name="ce57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" office:value-type="float" office:value="5">
            <text:p>5</text:p>
          </table:table-cell>
          <table:table-cell table:style-name="ce62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 + SUMPRODUCT([Thong_Tin_Ngay_Nghi_201704.$B$3:.$B$65]=[.$B35];[Thong_Tin_Ngay_Nghi_201704.$C$3:.$C$65]) + SUMPRODUCT([Thong_Tin_Ngay_Nghi_201705.$B$3:.$B$65]=[.$B35];[Thong_Tin_Ngay_Nghi_201705.$C$3:.$C$65]) + SUMPRODUCT([Thong_Tin_Ngay_Nghi_201706.$B$3:.$B$65]=[.$B35];[Thong_Tin_Ngay_Nghi_201706.$C$3:.$C$65]) + SUMPRODUCT([Thong_Tin_Ngay_Nghi_201707.$B$3:.$B$65]=[.$B35];[Thong_Tin_Ngay_Nghi_201707.$C$3:.$C$65])" office:value-type="float" office:value="9">
            <text:p>9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number-columns-repeated="2" table:style-name="ce49"/>
          <table:table-cell table:style-name="ce49" table:formula="of:=[.I35]+[.K35] +[.J35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6-16T14:46:38.34">
            <text:p>06/16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6">
            <text:p>6</text:p>
          </table:table-cell>
          <table:table-cell table:style-name="ce57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" office:value-type="float" office:value="4.5">
            <text:p>4.5</text:p>
          </table:table-cell>
          <table:table-cell table:style-name="ce62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 + SUMPRODUCT([Thong_Tin_Ngay_Nghi_201704.$B$3:.$B$65]=[.$B36];[Thong_Tin_Ngay_Nghi_201704.$C$3:.$C$65]) + SUMPRODUCT([Thong_Tin_Ngay_Nghi_201705.$B$3:.$B$65]=[.$B36];[Thong_Tin_Ngay_Nghi_201705.$C$3:.$C$65]) + SUMPRODUCT([Thong_Tin_Ngay_Nghi_201706.$B$3:.$B$65]=[.$B36];[Thong_Tin_Ngay_Nghi_201706.$C$3:.$C$65]) + SUMPRODUCT([Thong_Tin_Ngay_Nghi_201707.$B$3:.$B$65]=[.$B36];[Thong_Tin_Ngay_Nghi_201707.$C$3:.$C$65])" office:value-type="float" office:value="6.5">
            <text:p>6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1.5">
            <text:p>1.5</text:p>
          </table:table-cell>
          <table:table-cell table:number-columns-repeated="2" table:style-name="ce49"/>
          <table:table-cell table:style-name="ce49" table:formula="of:=[.I36]+[.K36] +[.J36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6-16T14:46:38.4">
            <text:p>06/16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6">
            <text:p>6</text:p>
          </table:table-cell>
          <table:table-cell table:style-name="ce57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" office:value-type="float" office:value="1">
            <text:p>1</text:p>
          </table:table-cell>
          <table:table-cell table:style-name="ce62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 + SUMPRODUCT([Thong_Tin_Ngay_Nghi_201704.$B$3:.$B$65]=[.$B37];[Thong_Tin_Ngay_Nghi_201704.$C$3:.$C$65]) + SUMPRODUCT([Thong_Tin_Ngay_Nghi_201705.$B$3:.$B$65]=[.$B37];[Thong_Tin_Ngay_Nghi_201705.$C$3:.$C$65]) + SUMPRODUCT([Thong_Tin_Ngay_Nghi_201706.$B$3:.$B$65]=[.$B37];[Thong_Tin_Ngay_Nghi_201706.$C$3:.$C$65]) + SUMPRODUCT([Thong_Tin_Ngay_Nghi_201707.$B$3:.$B$65]=[.$B37];[Thong_Tin_Ngay_Nghi_201707.$C$3:.$C$65])" office:value-type="float" office:value="1">
            <text:p>1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6">
            <text:p>6</text:p>
          </table:table-cell>
          <table:table-cell table:number-columns-repeated="2" table:style-name="ce49"/>
          <table:table-cell table:style-name="ce49" table:formula="of:=[.I37]+[.K37] +[.J37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6-16T14:46:38.41">
            <text:p>06/16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6">
            <text:p>6</text:p>
          </table:table-cell>
          <table:table-cell table:style-name="ce57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" office:value-type="float" office:value="4.5">
            <text:p>4.5</text:p>
          </table:table-cell>
          <table:table-cell table:style-name="ce62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 + SUMPRODUCT([Thong_Tin_Ngay_Nghi_201704.$B$3:.$B$65]=[.$B38];[Thong_Tin_Ngay_Nghi_201704.$C$3:.$C$65]) + SUMPRODUCT([Thong_Tin_Ngay_Nghi_201705.$B$3:.$B$65]=[.$B38];[Thong_Tin_Ngay_Nghi_201705.$C$3:.$C$65]) + SUMPRODUCT([Thong_Tin_Ngay_Nghi_201706.$B$3:.$B$65]=[.$B38];[Thong_Tin_Ngay_Nghi_201706.$C$3:.$C$65]) + SUMPRODUCT([Thong_Tin_Ngay_Nghi_201707.$B$3:.$B$65]=[.$B38];[Thong_Tin_Ngay_Nghi_201707.$C$3:.$C$65])" office:value-type="float" office:value="5">
            <text:p>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5.5">
            <text:p>5.5</text:p>
          </table:table-cell>
          <table:table-cell table:number-columns-repeated="2" table:style-name="ce49"/>
          <table:table-cell table:style-name="ce49" table:formula="of:=[.I38]+[.K38] +[.J38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6-16T14:46:38.41">
            <text:p>06/16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57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" office:value-type="float" office:value="1.5">
            <text:p>1.5</text:p>
          </table:table-cell>
          <table:table-cell table:style-name="ce62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 + SUMPRODUCT([Thong_Tin_Ngay_Nghi_201704.$B$3:.$B$65]=[.$B39];[Thong_Tin_Ngay_Nghi_201704.$C$3:.$C$65]) + SUMPRODUCT([Thong_Tin_Ngay_Nghi_201705.$B$3:.$B$65]=[.$B39];[Thong_Tin_Ngay_Nghi_201705.$C$3:.$C$65]) + SUMPRODUCT([Thong_Tin_Ngay_Nghi_201706.$B$3:.$B$65]=[.$B39];[Thong_Tin_Ngay_Nghi_201706.$C$3:.$C$65]) + SUMPRODUCT([Thong_Tin_Ngay_Nghi_201707.$B$3:.$B$65]=[.$B39];[Thong_Tin_Ngay_Nghi_201707.$C$3:.$C$65])" office:value-type="float" office:value="6">
            <text:p>6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1.5">
            <text:p>1.5</text:p>
          </table:table-cell>
          <table:table-cell table:number-columns-repeated="2" table:style-name="ce49"/>
          <table:table-cell table:style-name="ce49" table:formula="of:=[.I39]+[.K39] +[.J39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6-16T14:46:38.41">
            <text:p>06/16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57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" office:value-type="float" office:value="2">
            <text:p>2</text:p>
          </table:table-cell>
          <table:table-cell table:style-name="ce62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 + SUMPRODUCT([Thong_Tin_Ngay_Nghi_201704.$B$3:.$B$65]=[.$B40];[Thong_Tin_Ngay_Nghi_201704.$C$3:.$C$65]) + SUMPRODUCT([Thong_Tin_Ngay_Nghi_201705.$B$3:.$B$65]=[.$B40];[Thong_Tin_Ngay_Nghi_201705.$C$3:.$C$65]) + SUMPRODUCT([Thong_Tin_Ngay_Nghi_201706.$B$3:.$B$65]=[.$B40];[Thong_Tin_Ngay_Nghi_201706.$C$3:.$C$65]) + SUMPRODUCT([Thong_Tin_Ngay_Nghi_201707.$B$3:.$B$65]=[.$B40];[Thong_Tin_Ngay_Nghi_201707.$C$3:.$C$65])" office:value-type="float" office:value="3">
            <text:p>3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3.5">
            <text:p>3.5</text:p>
          </table:table-cell>
          <table:table-cell table:number-columns-repeated="2" table:style-name="ce49"/>
          <table:table-cell table:style-name="ce49" table:formula="of:=[.I40]+[.K40] +[.J40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4">
          <table:table-cell table:style-name="ce42" office:value-type="float" office:value="35">
            <text:p>35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6-16T14:46:38.41">
            <text:p>06/16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6">
            <text:p>6</text:p>
          </table:table-cell>
          <table:table-cell table:style-name="ce57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" office:value-type="float" office:value="18.5">
            <text:p>18.5</text:p>
          </table:table-cell>
          <table:table-cell table:style-name="ce62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 + SUMPRODUCT([Thong_Tin_Ngay_Nghi_201704.$B$3:.$B$65]=[.$B41];[Thong_Tin_Ngay_Nghi_201704.$C$3:.$C$65]) + SUMPRODUCT([Thong_Tin_Ngay_Nghi_201705.$B$3:.$B$65]=[.$B41];[Thong_Tin_Ngay_Nghi_201705.$C$3:.$C$65]) + SUMPRODUCT([Thong_Tin_Ngay_Nghi_201706.$B$3:.$B$65]=[.$B41];[Thong_Tin_Ngay_Nghi_201706.$C$3:.$C$65]) + SUMPRODUCT([Thong_Tin_Ngay_Nghi_201707.$B$3:.$B$65]=[.$B41];[Thong_Tin_Ngay_Nghi_201707.$C$3:.$C$65])" office:value-type="float" office:value="35.5">
            <text:p>35.5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-26">
            <text:p>-26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1]+[.K41] +[.J41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6-16T14:46:38.89">
            <text:p>06/16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7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" office:value-type="float" office:value="5">
            <text:p>5</text:p>
          </table:table-cell>
          <table:table-cell table:style-name="ce62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 + SUMPRODUCT([Thong_Tin_Ngay_Nghi_201704.$B$3:.$B$65]=[.$B42];[Thong_Tin_Ngay_Nghi_201704.$C$3:.$C$65]) + SUMPRODUCT([Thong_Tin_Ngay_Nghi_201705.$B$3:.$B$65]=[.$B42];[Thong_Tin_Ngay_Nghi_201705.$C$3:.$C$65]) + SUMPRODUCT([Thong_Tin_Ngay_Nghi_201706.$B$3:.$B$65]=[.$B42];[Thong_Tin_Ngay_Nghi_201706.$C$3:.$C$65]) + SUMPRODUCT([Thong_Tin_Ngay_Nghi_201707.$B$3:.$B$65]=[.$B42];[Thong_Tin_Ngay_Nghi_201707.$C$3:.$C$65])" office:value-type="float" office:value="7">
            <text:p>7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1">
            <text:p>-1</text:p>
          </table:table-cell>
          <table:table-cell table:style-name="ce49"/>
          <table:table-cell table:style-name="ce49" table:formula="of:=1" office:value-type="float" office:value="1">
            <text:p>1</text:p>
          </table:table-cell>
          <table:table-cell table:style-name="ce49" table:formula="of:=[.I42]+[.K42] +[.J42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3]);DATE(YEAR([.D43]);12;31);NOW())" office:value-type="date" office:date-value="2017-06-16T14:47:01.16">
            <text:p>06/16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2">
            <text:p>2</text:p>
          </table:table-cell>
          <table:table-cell table:style-name="ce57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" office:value-type="float" office:value="0">
            <text:p>0</text:p>
          </table:table-cell>
          <table:table-cell table:style-name="ce62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 + SUMPRODUCT([Thong_Tin_Ngay_Nghi_201704.$B$3:.$B$65]=[.$B43];[Thong_Tin_Ngay_Nghi_201704.$C$3:.$C$65]) + SUMPRODUCT([Thong_Tin_Ngay_Nghi_201705.$B$3:.$B$65]=[.$B43];[Thong_Tin_Ngay_Nghi_201705.$C$3:.$C$65]) + SUMPRODUCT([Thong_Tin_Ngay_Nghi_201706.$B$3:.$B$65]=[.$B43];[Thong_Tin_Ngay_Nghi_201706.$C$3:.$C$65]) + SUMPRODUCT([Thong_Tin_Ngay_Nghi_201707.$B$3:.$B$65]=[.$B43];[Thong_Tin_Ngay_Nghi_201707.$C$3:.$C$65])" office:value-type="float" office:value="1.5">
            <text:p>1.5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0.5">
            <text:p>0.5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table:formula="of:=[.I43]+[.K43] +[.J43]" office:value-type="float" office:value="1.5">
            <text:p>1.5</text:p>
          </table:table-cell>
          <table:table-cell table:style-name="ce63" office:value-type="string">
            <text:p>Những ngày nghỉ này đã trừ vào lương → sẽ ko trừ vào phép nữa:</text:p>
            <text:p>- Tháng 5: 1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06-16T14:47:01.16">
            <text:p>06/16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57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 + SUMPRODUCT([Thong_Tin_Ngay_Nghi_201704.$B$3:.$B$65]=[.$B44];[Thong_Tin_Ngay_Nghi_201704.$C$3:.$C$65]) + SUMPRODUCT([Thong_Tin_Ngay_Nghi_201705.$B$3:.$B$65]=[.$B44];[Thong_Tin_Ngay_Nghi_201705.$C$3:.$C$65]) + SUMPRODUCT([Thong_Tin_Ngay_Nghi_201706.$B$3:.$B$65]=[.$B44];[Thong_Tin_Ngay_Nghi_201706.$C$3:.$C$65]) + SUMPRODUCT([Thong_Tin_Ngay_Nghi_201707.$B$3:.$B$65]=[.$B44];[Thong_Tin_Ngay_Nghi_201707.$C$3:.$C$65])" office:value-type="float" office:value="10">
            <text:p>10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1">
            <text:p>1</text:p>
          </table:table-cell>
          <table:table-cell table:number-columns-repeated="2" table:style-name="ce49"/>
          <table:table-cell table:style-name="ce49" table:formula="of:=[.I44]+[.K44] +[.J44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06-16T14:47:01.16">
            <text:p>06/16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57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" office:value-type="float" office:value="4.5">
            <text:p>4.5</text:p>
          </table:table-cell>
          <table:table-cell table:style-name="ce62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 + SUMPRODUCT([Thong_Tin_Ngay_Nghi_201704.$B$3:.$B$65]=[.$B45];[Thong_Tin_Ngay_Nghi_201704.$C$3:.$C$65]) + SUMPRODUCT([Thong_Tin_Ngay_Nghi_201705.$B$3:.$B$65]=[.$B45];[Thong_Tin_Ngay_Nghi_201705.$C$3:.$C$65]) + SUMPRODUCT([Thong_Tin_Ngay_Nghi_201706.$B$3:.$B$65]=[.$B45];[Thong_Tin_Ngay_Nghi_201706.$C$3:.$C$65]) + SUMPRODUCT([Thong_Tin_Ngay_Nghi_201707.$B$3:.$B$65]=[.$B45];[Thong_Tin_Ngay_Nghi_201707.$C$3:.$C$65])" office:value-type="float" office:value="10.5">
            <text:p>10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-0.5">
            <text:p>-0.5</text:p>
          </table:table-cell>
          <table:table-cell table:number-columns-repeated="2" table:style-name="ce49"/>
          <table:table-cell table:style-name="ce49" table:formula="of:=[.I45]+[.K45] +[.J45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06-16T14:47:01.16">
            <text:p>06/16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57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" office:value-type="float" office:value="8.5">
            <text:p>8.5</text:p>
          </table:table-cell>
          <table:table-cell table:style-name="ce62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 + SUMPRODUCT([Thong_Tin_Ngay_Nghi_201704.$B$3:.$B$65]=[.$B46];[Thong_Tin_Ngay_Nghi_201704.$C$3:.$C$65]) + SUMPRODUCT([Thong_Tin_Ngay_Nghi_201705.$B$3:.$B$65]=[.$B46];[Thong_Tin_Ngay_Nghi_201705.$C$3:.$C$65]) + SUMPRODUCT([Thong_Tin_Ngay_Nghi_201706.$B$3:.$B$65]=[.$B46];[Thong_Tin_Ngay_Nghi_201706.$C$3:.$C$65]) + SUMPRODUCT([Thong_Tin_Ngay_Nghi_201707.$B$3:.$B$65]=[.$B46];[Thong_Tin_Ngay_Nghi_201707.$C$3:.$C$65])" office:value-type="float" office:value="21">
            <text:p>21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13">
            <text:p>-13</text:p>
          </table:table-cell>
          <table:table-cell table:number-columns-repeated="2" table:style-name="ce49"/>
          <table:table-cell table:style-name="ce49" table:formula="of:=[.I46]+[.K46] +[.J46]" office:value-type="float" office:value="-13">
            <text:p>-13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7]);DATE(YEAR([.D47]);12;31);NOW())" office:value-type="date" office:date-value="2017-06-16T14:47:01.16">
            <text:p>06/16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4">
            <text:p>4</text:p>
          </table:table-cell>
          <table:table-cell table:style-name="ce57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" office:value-type="float" office:value="0">
            <text:p>0</text:p>
          </table:table-cell>
          <table:table-cell table:style-name="ce62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 + SUMPRODUCT([Thong_Tin_Ngay_Nghi_201704.$B$3:.$B$65]=[.$B47];[Thong_Tin_Ngay_Nghi_201704.$C$3:.$C$65]) + SUMPRODUCT([Thong_Tin_Ngay_Nghi_201705.$B$3:.$B$65]=[.$B47];[Thong_Tin_Ngay_Nghi_201705.$C$3:.$C$65]) + SUMPRODUCT([Thong_Tin_Ngay_Nghi_201706.$B$3:.$B$65]=[.$B47];[Thong_Tin_Ngay_Nghi_201706.$C$3:.$C$65]) + SUMPRODUCT([Thong_Tin_Ngay_Nghi_201707.$B$3:.$B$65]=[.$B47];[Thong_Tin_Ngay_Nghi_201707.$C$3:.$C$65])" office:value-type="float" office:value="1">
            <text:p>1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3">
            <text:p>3</text:p>
          </table:table-cell>
          <table:table-cell table:number-columns-repeated="2" table:style-name="ce49"/>
          <table:table-cell table:style-name="ce49" table:formula="of:=[.I47]+[.K47] +[.J47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06-16T14:47:01.17">
            <text:p>06/16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6">
            <text:p>6</text:p>
          </table:table-cell>
          <table:table-cell table:style-name="ce57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" office:value-type="float" office:value="18">
            <text:p>18</text:p>
          </table:table-cell>
          <table:table-cell table:style-name="ce62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 + SUMPRODUCT([Thong_Tin_Ngay_Nghi_201704.$B$3:.$B$65]=[.$B48];[Thong_Tin_Ngay_Nghi_201704.$C$3:.$C$65]) + SUMPRODUCT([Thong_Tin_Ngay_Nghi_201705.$B$3:.$B$65]=[.$B48];[Thong_Tin_Ngay_Nghi_201705.$C$3:.$C$65]) + SUMPRODUCT([Thong_Tin_Ngay_Nghi_201706.$B$3:.$B$65]=[.$B48];[Thong_Tin_Ngay_Nghi_201706.$C$3:.$C$65]) + SUMPRODUCT([Thong_Tin_Ngay_Nghi_201707.$B$3:.$B$65]=[.$B48];[Thong_Tin_Ngay_Nghi_201707.$C$3:.$C$65])" office:value-type="float" office:value="21.5">
            <text:p>21.5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5.5">
            <text:p>-15.5</text:p>
          </table:table-cell>
          <table:table-cell table:style-name="ce49"/>
          <table:table-cell table:style-name="ce49" table:formula="of:=4.5+6" office:value-type="float" office:value="10.5">
            <text:p>10.5</text:p>
          </table:table-cell>
          <table:table-cell table:style-name="ce49" table:formula="of:=[.I48]+[.K48] +[.J48]" office:value-type="float" office:value="-5">
            <text:p>-5</text:p>
          </table:table-cell>
          <table:table-cell table:style-name="ce63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9]);DATE(YEAR([.D49]);12;31);NOW())" office:value-type="date" office:date-value="2017-06-16T14:47:01.17">
            <text:p>06/16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6">
            <text:p>6</text:p>
          </table:table-cell>
          <table:table-cell table:style-name="ce57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" office:value-type="float" office:value="20.5">
            <text:p>20.5</text:p>
          </table:table-cell>
          <table:table-cell table:style-name="ce62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 + SUMPRODUCT([Thong_Tin_Ngay_Nghi_201704.$B$3:.$B$65]=[.$B49];[Thong_Tin_Ngay_Nghi_201704.$C$3:.$C$65]) + SUMPRODUCT([Thong_Tin_Ngay_Nghi_201705.$B$3:.$B$65]=[.$B49];[Thong_Tin_Ngay_Nghi_201705.$C$3:.$C$65]) + SUMPRODUCT([Thong_Tin_Ngay_Nghi_201706.$B$3:.$B$65]=[.$B49];[Thong_Tin_Ngay_Nghi_201706.$C$3:.$C$65]) + SUMPRODUCT([Thong_Tin_Ngay_Nghi_201707.$B$3:.$B$65]=[.$B49];[Thong_Tin_Ngay_Nghi_201707.$C$3:.$C$65])" office:value-type="float" office:value="24">
            <text:p>24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-15.5">
            <text:p>-15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49]+[.K49] +[.J49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6-16T14:47:01.17">
            <text:p>06/16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6">
            <text:p>6</text:p>
          </table:table-cell>
          <table:table-cell table:style-name="ce57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" office:value-type="float" office:value="5">
            <text:p>5</text:p>
          </table:table-cell>
          <table:table-cell table:style-name="ce62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 + SUMPRODUCT([Thong_Tin_Ngay_Nghi_201704.$B$3:.$B$65]=[.$B50];[Thong_Tin_Ngay_Nghi_201704.$C$3:.$C$65]) + SUMPRODUCT([Thong_Tin_Ngay_Nghi_201705.$B$3:.$B$65]=[.$B50];[Thong_Tin_Ngay_Nghi_201705.$C$3:.$C$65]) + SUMPRODUCT([Thong_Tin_Ngay_Nghi_201706.$B$3:.$B$65]=[.$B50];[Thong_Tin_Ngay_Nghi_201706.$C$3:.$C$65]) + SUMPRODUCT([Thong_Tin_Ngay_Nghi_201707.$B$3:.$B$65]=[.$B50];[Thong_Tin_Ngay_Nghi_201707.$C$3:.$C$65])" office:value-type="float" office:value="9.5">
            <text:p>9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3.5">
            <text:p>-3.5</text:p>
          </table:table-cell>
          <table:table-cell table:number-columns-repeated="2" table:style-name="ce49"/>
          <table:table-cell table:style-name="ce49" table:formula="of:=[.I50]+[.K50] +[.J50]" office:value-type="float" office:value="-3.5">
            <text:p>-3.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1]);DATE(YEAR([.D51]);12;31);NOW())" office:value-type="date" office:date-value="2017-06-16T14:47:01.17">
            <text:p>06/16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2">
            <text:p>2</text:p>
          </table:table-cell>
          <table:table-cell table:style-name="ce57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" office:value-type="float" office:value="0">
            <text:p>0</text:p>
          </table:table-cell>
          <table:table-cell table:style-name="ce62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 + SUMPRODUCT([Thong_Tin_Ngay_Nghi_201704.$B$3:.$B$65]=[.$B51];[Thong_Tin_Ngay_Nghi_201704.$C$3:.$C$65]) + SUMPRODUCT([Thong_Tin_Ngay_Nghi_201705.$B$3:.$B$65]=[.$B51];[Thong_Tin_Ngay_Nghi_201705.$C$3:.$C$65]) + SUMPRODUCT([Thong_Tin_Ngay_Nghi_201706.$B$3:.$B$65]=[.$B51];[Thong_Tin_Ngay_Nghi_201706.$C$3:.$C$65]) + SUMPRODUCT([Thong_Tin_Ngay_Nghi_201707.$B$3:.$B$65]=[.$B51];[Thong_Tin_Ngay_Nghi_201707.$C$3:.$C$65])" office:value-type="float" office:value="1.5">
            <text:p>1.5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0.5">
            <text:p>0.5</text:p>
          </table:table-cell>
          <table:table-cell table:style-name="ce49"/>
          <table:table-cell table:style-name="ce49" office:value-type="float" office:value="0.5">
            <text:p>0.5</text:p>
          </table:table-cell>
          <table:table-cell table:style-name="ce49" table:formula="of:=[.I51]+[.K51] +[.J51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06-16T14:47:01.17">
            <text:p>06/16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6">
            <text:p>6</text:p>
          </table:table-cell>
          <table:table-cell table:style-name="ce57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" office:value-type="float" office:value="9.5">
            <text:p>9.5</text:p>
          </table:table-cell>
          <table:table-cell table:style-name="ce62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 + SUMPRODUCT([Thong_Tin_Ngay_Nghi_201704.$B$3:.$B$65]=[.$B52];[Thong_Tin_Ngay_Nghi_201704.$C$3:.$C$65]) + SUMPRODUCT([Thong_Tin_Ngay_Nghi_201705.$B$3:.$B$65]=[.$B52];[Thong_Tin_Ngay_Nghi_201705.$C$3:.$C$65]) + SUMPRODUCT([Thong_Tin_Ngay_Nghi_201706.$B$3:.$B$65]=[.$B52];[Thong_Tin_Ngay_Nghi_201706.$C$3:.$C$65]) + SUMPRODUCT([Thong_Tin_Ngay_Nghi_201707.$B$3:.$B$65]=[.$B52];[Thong_Tin_Ngay_Nghi_201707.$C$3:.$C$65])" office:value-type="float" office:value="17.5">
            <text:p>17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52]+[.K52] +[.J52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3]);DATE(YEAR([.D53]);12;31);NOW())" office:value-type="date" office:date-value="2017-06-16T14:47:01.17">
            <text:p>06/16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6">
            <text:p>6</text:p>
          </table:table-cell>
          <table:table-cell table:style-name="ce57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" office:value-type="float" office:value="3">
            <text:p>3</text:p>
          </table:table-cell>
          <table:table-cell table:style-name="ce62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 + SUMPRODUCT([Thong_Tin_Ngay_Nghi_201704.$B$3:.$B$65]=[.$B53];[Thong_Tin_Ngay_Nghi_201704.$C$3:.$C$65]) + SUMPRODUCT([Thong_Tin_Ngay_Nghi_201705.$B$3:.$B$65]=[.$B53];[Thong_Tin_Ngay_Nghi_201705.$C$3:.$C$65]) + SUMPRODUCT([Thong_Tin_Ngay_Nghi_201706.$B$3:.$B$65]=[.$B53];[Thong_Tin_Ngay_Nghi_201706.$C$3:.$C$65]) + SUMPRODUCT([Thong_Tin_Ngay_Nghi_201707.$B$3:.$B$65]=[.$B53];[Thong_Tin_Ngay_Nghi_201707.$C$3:.$C$65])" office:value-type="float" office:value="3.5">
            <text:p>3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5.5">
            <text:p>5.5</text:p>
          </table:table-cell>
          <table:table-cell table:number-columns-repeated="2" table:style-name="ce49"/>
          <table:table-cell table:style-name="ce49" table:formula="of:=[.I53]+[.K53] +[.J53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8">
            <text:p>48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6-16T14:47:01.17">
            <text:p>06/16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6">
            <text:p>6</text:p>
          </table:table-cell>
          <table:table-cell table:style-name="ce57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 + SUMPRODUCT([Thong_Tin_Ngay_Nghi_201704.$B$3:.$B$65]=[.$B54];[Thong_Tin_Ngay_Nghi_201704.$C$3:.$C$65]) + SUMPRODUCT([Thong_Tin_Ngay_Nghi_201705.$B$3:.$B$65]=[.$B54];[Thong_Tin_Ngay_Nghi_201705.$C$3:.$C$65]) + SUMPRODUCT([Thong_Tin_Ngay_Nghi_201706.$B$3:.$B$65]=[.$B54];[Thong_Tin_Ngay_Nghi_201706.$C$3:.$C$65]) + SUMPRODUCT([Thong_Tin_Ngay_Nghi_201707.$B$3:.$B$65]=[.$B54];[Thong_Tin_Ngay_Nghi_201707.$C$3:.$C$65])" office:value-type="float" office:value="8.5">
            <text:p>8.5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4">
            <text:p>4</text:p>
          </table:table-cell>
          <table:table-cell table:number-columns-repeated="2" table:style-name="ce49"/>
          <table:table-cell table:style-name="ce49" table:formula="of:=[.I54]+[.K54] +[.J54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06-16T14:47:01.17">
            <text:p>06/16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6">
            <text:p>6</text:p>
          </table:table-cell>
          <table:table-cell table:style-name="ce57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 + SUMPRODUCT([Thong_Tin_Ngay_Nghi_201704.$B$3:.$B$65]=[.$B55];[Thong_Tin_Ngay_Nghi_201704.$C$3:.$C$65]) + SUMPRODUCT([Thong_Tin_Ngay_Nghi_201705.$B$3:.$B$65]=[.$B55];[Thong_Tin_Ngay_Nghi_201705.$C$3:.$C$65]) + SUMPRODUCT([Thong_Tin_Ngay_Nghi_201706.$B$3:.$B$65]=[.$B55];[Thong_Tin_Ngay_Nghi_201706.$C$3:.$C$65]) + SUMPRODUCT([Thong_Tin_Ngay_Nghi_201707.$B$3:.$B$65]=[.$B55];[Thong_Tin_Ngay_Nghi_201707.$C$3:.$C$65])" office:value-type="float" office:value="7.5">
            <text:p>7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-1">
            <text:p>-1</text:p>
          </table:table-cell>
          <table:table-cell table:number-columns-repeated="2" table:style-name="ce49"/>
          <table:table-cell table:style-name="ce49" table:formula="of:=[.I55]+[.K55] +[.J55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72in" draw:caption-point-x="-0.2402in" draw:caption-point-y="0.3732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72in" draw:caption-point-x="-0.2402in" draw:caption-point-y="0.3732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72in" draw:caption-point-x="-0.2402in" draw:caption-point-y="0.3732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63in" draw:caption-point-x="-0.2402in" draw:caption-point-y="0.6118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67in" draw:caption-point-x="-0.2402in" draw:caption-point-y="0.6114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75in" draw:caption-point-x="-0.2402in" draw:caption-point-y="0.6106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94in" draw:caption-point-x="-0.2402in" draw:caption-point-y="0.6087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26in" draw:caption-point-x="-0.2402in" draw:caption-point-y="0.605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34in" draw:caption-point-x="-0.2402in" draw:caption-point-y="0.6047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73in" draw:caption-point-x="-0.2402in" draw:caption-point-y="0.5508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43in" draw:caption-point-x="-0.2402in" draw:caption-point-y="0.6114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47in" draw:caption-point-x="-0.2402in" draw:caption-point-y="0.611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59in" draw:caption-point-x="-0.2402in" draw:caption-point-y="0.6098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94in" draw:caption-point-x="-0.2402in" draw:caption-point-y="0.6063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602in" draw:caption-point-x="-0.2402in" draw:caption-point-y="0.6055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606in" draw:caption-point-x="-0.2402in" draw:caption-point-y="0.6051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61in" draw:caption-point-x="-0.2402in" draw:caption-point-y="0.604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87in" draw:caption-point-x="-0.2402in" draw:caption-point-y="0.6047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106in" draw:caption-point-x="-0.2402in" draw:caption-point-y="0.6028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92in" draw:caption-point-x="-0.2402in" draw:caption-point-y="0.611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92in" draw:caption-point-x="-0.2402in" draw:caption-point-y="0.611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92in" draw:caption-point-x="-0.2402in" draw:caption-point-y="0.611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504in" draw:caption-point-x="-0.2402in" draw:caption-point-y="0.6106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24in" draw:caption-point-x="-0.2402in" draw:caption-point-y="0.6087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63in" draw:caption-point-x="-0.2402in" draw:caption-point-y="0.6047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10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10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10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8in" draw:caption-point-x="-0.2402in" draw:caption-point-y="0.6106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28in" draw:caption-point-x="-0.2402in" draw:caption-point-y="0.6059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39in" draw:caption-point-x="-0.2402in" draw:caption-point-y="0.604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7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7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7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49in" draw:caption-point-x="-0.2402in" draw:caption-point-y="0.611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8in" draw:caption-point-x="-0.2402in" draw:caption-point-y="0.6087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12in" draw:caption-point-x="-0.2402in" draw:caption-point-y="0.6055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5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5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5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33in" draw:caption-point-x="-0.2402in" draw:caption-point-y="0.6087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69in" draw:caption-point-x="-0.2402in" draw:caption-point-y="0.6051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72in" draw:caption-point-x="-0.2402in" draw:caption-point-y="0.604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01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01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01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82in" draw:caption-point-x="-0.2402in" draw:caption-point-y="0.611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86in" draw:caption-point-x="-0.2402in" draw:caption-point-y="0.611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33in" draw:caption-point-x="-0.2402in" draw:caption-point-y="0.606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37in" draw:caption-point-x="-0.2402in" draw:caption-point-y="0.605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41in" draw:caption-point-x="-0.2402in" draw:caption-point-y="0.6055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8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8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8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58in" draw:caption-point-x="-0.2402in" draw:caption-point-y="0.6114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82in" draw:caption-point-x="-0.2402in" draw:caption-point-y="0.6091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9in" draw:caption-point-x="-0.2402in" draw:caption-point-y="0.6083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94in" draw:caption-point-x="-0.2402in" draw:caption-point-y="0.6079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409in" draw:caption-point-x="-0.2402in" draw:caption-point-y="0.6063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17in" draw:caption-point-x="-0.2402in" draw:caption-point-y="0.6055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43in" draw:caption-point-x="-0.2402in" draw:caption-point-y="0.6106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94in" draw:caption-point-x="-0.2402in" draw:caption-point-y="0.6055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98in" draw:caption-point-x="-0.2402in" draw:caption-point-y="0.6051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307in" draw:caption-point-x="-0.2402in" draw:caption-point-y="0.6118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19in" draw:caption-point-x="-0.2402in" draw:caption-point-y="0.6106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311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54in" draw:caption-point-x="-0.2402in" draw:caption-point-y="0.6047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7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7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44in" draw:caption-point-x="-0.2402in" draw:caption-point-y="0.6114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52in" draw:caption-point-x="-0.2402in" draw:caption-point-y="0.6106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76in" draw:caption-point-x="-0.2402in" draw:caption-point-y="0.6083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99in" draw:caption-point-x="-0.2402in" draw:caption-point-y="0.605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31in" draw:caption-point-x="-0.2402in" draw:caption-point-y="0.6028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44in" draw:caption-point-x="-0.2402in" draw:caption-point-y="0.6091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48in" draw:caption-point-x="-0.2402in" draw:caption-point-y="0.6087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83in" draw:caption-point-x="-0.2402in" draw:caption-point-y="0.6051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95in" draw:caption-point-x="-0.2402in" draw:caption-point-y="0.6039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303in" draw:caption-point-x="-0.2402in" draw:caption-point-y="0.5508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83in" draw:caption-point-x="-0.2402in" draw:caption-point-y="0.6028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93in" draw:caption-point-x="-0.2402in" draw:caption-point-y="0.6047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26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26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26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26in" draw:caption-point-x="-0.2402in" draw:caption-point-y="0.611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606in" draw:caption-point-x="-0.2402in" draw:caption-point-y="0.611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34in" draw:caption-point-x="-0.2402in" draw:caption-point-y="0.6083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46in" draw:caption-point-x="-0.2402in" draw:caption-point-y="0.6071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54in" draw:caption-point-x="-0.2402in" draw:caption-point-y="0.6063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69in" draw:caption-point-x="-0.2402in" draw:caption-point-y="0.604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20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20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20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75in" draw:caption-point-x="-0.2402in" draw:caption-point-y="0.6098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83in" draw:caption-point-x="-0.2402in" draw:caption-point-y="0.6091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83in" draw:caption-point-x="-0.2402in" draw:caption-point-y="0.609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83in" draw:caption-point-x="-0.2402in" draw:caption-point-y="0.609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31in" draw:caption-point-x="-0.2402in" draw:caption-point-y="0.611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39in" draw:caption-point-x="-0.2402in" draw:caption-point-y="0.611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47in" draw:caption-point-x="-0.2402in" draw:caption-point-y="0.6102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94in" draw:caption-point-x="-0.2402in" draw:caption-point-y="0.605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102in" draw:caption-point-x="-0.2402in" draw:caption-point-y="0.604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22in" draw:caption-point-x="-0.2402in" draw:caption-point-y="0.6028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12in" draw:caption-point-x="-0.2402in" draw:caption-point-y="0.611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16in" draw:caption-point-x="-0.2402in" draw:caption-point-y="0.611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63in" draw:caption-point-x="-0.2402in" draw:caption-point-y="0.606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67in" draw:caption-point-x="-0.2402in" draw:caption-point-y="0.605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71in" draw:caption-point-x="-0.2402in" draw:caption-point-y="0.6055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79in" draw:caption-point-x="-0.2402in" draw:caption-point-y="0.604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1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1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1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NH</text:p>
          </table:table-cell>
          <table:table-cell table:style-name="ce71" table:formula="of:=SUM([.D29:.AH29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0.8567in" svg:x="4.0157in" svg:y="6.2992in" draw:caption-point-x="-0.2402in" draw:caption-point-y="0.611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6.3063in" draw:caption-point-x="-0.2402in" draw:caption-point-y="0.6039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71" table:formula="of:=SUM([.D30:.AH30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5512in" draw:caption-point-x="-0.2402in" draw:caption-point-y="0.6067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71" table:formula="of:=SUM([.D31:.AH31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7937in" draw:caption-point-x="-0.2402in" draw:caption-point-y="0.6118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7941in" draw:caption-point-x="-0.2402in" draw:caption-point-y="0.6114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7949in" draw:caption-point-x="-0.2402in" draw:caption-point-y="0.6106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7953in" draw:caption-point-x="-0.2402in" draw:caption-point-y="0.610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7965in" draw:caption-point-x="-0.2402in" draw:caption-point-y="0.6091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7969in" draw:caption-point-x="-0.2402in" draw:caption-point-y="0.6087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7976in" draw:caption-point-x="-0.2402in" draw:caption-point-y="0.6079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7988in" draw:caption-point-x="-0.2402in" draw:caption-point-y="0.606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7992in" draw:caption-point-x="-0.2402in" draw:caption-point-y="0.606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7996in" draw:caption-point-x="-0.2402in" draw:caption-point-y="0.6059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8in" draw:caption-point-x="-0.2402in" draw:caption-point-y="0.605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8008in" draw:caption-point-x="-0.2402in" draw:caption-point-y="0.604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47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71" table:formula="of:=SUM([.D32:.AH32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7.0461in" draw:caption-point-x="-0.2402in" draw:caption-point-y="0.6071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7.102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102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102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71" table:formula="of:=SUM([.D33:.AH3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71" table:formula="of:=SUM([.D34:.AH34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5976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71" table:formula="of:=SUM([.D35:.AH35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7854in" draw:caption-point-x="-0.2402in" draw:caption-point-y="0.611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7862in" draw:caption-point-x="-0.2402in" draw:caption-point-y="0.610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7913in" draw:caption-point-x="-0.2402in" draw:caption-point-y="0.6051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71" table:formula="of:=SUM([.D36:.AH36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8.035in" draw:caption-point-x="-0.2402in" draw:caption-point-y="0.6091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8.0378in" draw:caption-point-x="-0.2402in" draw:caption-point-y="0.606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8.0386in" draw:caption-point-x="-0.2402in" draw:caption-point-y="0.6055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0933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0933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71" table:formula="of:=SUM([.D37:.AH37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2803in" draw:caption-point-x="-0.2402in" draw:caption-point-y="0.6114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2811in" draw:caption-point-x="-0.2402in" draw:caption-point-y="0.610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2811in" draw:caption-point-x="-0.2402in" draw:caption-point-y="0.610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2811in" draw:caption-point-x="-0.2402in" draw:caption-point-y="0.610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2811in" draw:caption-point-x="-0.2402in" draw:caption-point-y="0.610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2811in" draw:caption-point-x="-0.2402in" draw:caption-point-y="0.610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2882in" draw:caption-point-x="-0.2402in" draw:caption-point-y="0.6035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71" table:formula="of:=SUM([.D38:.AH38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5276in" draw:caption-point-x="-0.2402in" draw:caption-point-y="0.611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5291in" draw:caption-point-x="-0.2402in" draw:caption-point-y="0.610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5346in" draw:caption-point-x="-0.2402in" draw:caption-point-y="0.604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71" table:formula="of:=SUM([.D39:.AH39])" office:value-type="float" office:value="4">
            <text:p>4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6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6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6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62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71" table:formula="of:=SUM([.D40:.AH4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9.0228in" draw:caption-point-x="-0.2402in" draw:caption-point-y="0.6118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9.0236in" draw:caption-point-x="-0.2402in" draw:caption-point-y="0.611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026in" draw:caption-point-x="-0.2402in" draw:caption-point-y="0.6087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9.0268in" draw:caption-point-x="-0.2402in" draw:caption-point-y="0.6079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9.0295in" draw:caption-point-x="-0.2402in" draw:caption-point-y="0.6051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39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71" table:formula="of:=SUM([.D41:.AH41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9.2709in" draw:caption-point-x="-0.2402in" draw:caption-point-y="0.6114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9.2772in" draw:caption-point-x="-0.2402in" draw:caption-point-y="0.6051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9.33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15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DH</text:p>
          </table:table-cell>
          <table:table-cell table:style-name="ce71" table:formula="of:=SUM([.D42:.AH42])" office:value-type="float" office:value="8.5">
            <text:p>8.5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3.5591in" svg:y="9.5181in" draw:caption-point-x="-0.2402in" draw:caption-point-y="0.6118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4.9287in" svg:y="9.5193in" draw:caption-point-x="-0.2402in" draw:caption-point-y="0.6106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9.522in" draw:caption-point-x="-0.2402in" draw:caption-point-y="0.6079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9.7228in" svg:y="9.5236in" draw:caption-point-x="-0.2402in" draw:caption-point-y="0.6063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1791in" svg:y="9.5236in" draw:caption-point-x="-0.2402in" draw:caption-point-y="0.6063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9.5236in" draw:caption-point-x="-0.2402in" draw:caption-point-y="0.6063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5791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5791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5791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71" table:formula="of:=SUM([.D43:.AH43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826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826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826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71" table:formula="of:=SUM([.D44:.AH4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10.0138in" draw:caption-point-x="-0.2402in" draw:caption-point-y="0.611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10.0177in" draw:caption-point-x="-0.2402in" draw:caption-point-y="0.6079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0185in" draw:caption-point-x="-0.2402in" draw:caption-point-y="0.6071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074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074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0748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71" table:formula="of:=SUM([.D45:.AH45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2614in" draw:caption-point-x="-0.2402in" draw:caption-point-y="0.6118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10.2618in" draw:caption-point-x="-0.2402in" draw:caption-point-y="0.6114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10.2626in" draw:caption-point-x="-0.2402in" draw:caption-point-y="0.6106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10.263in" draw:caption-point-x="-0.2402in" draw:caption-point-y="0.610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10.2642in" draw:caption-point-x="-0.2402in" draw:caption-point-y="0.609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2646in" draw:caption-point-x="-0.2402in" draw:caption-point-y="0.6087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10.2642in" draw:caption-point-x="-0.2402in" draw:caption-point-y="0.609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2665in" draw:caption-point-x="-0.2402in" draw:caption-point-y="0.606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2669in" draw:caption-point-x="-0.2402in" draw:caption-point-y="0.606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0.2673in" draw:caption-point-x="-0.2402in" draw:caption-point-y="0.6059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10.2677in" draw:caption-point-x="-0.2402in" draw:caption-point-y="0.6055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0.2681in" draw:caption-point-x="-0.2402in" draw:caption-point-y="0.6051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0.2685in" draw:caption-point-x="-0.2402in" draw:caption-point-y="0.604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10.2693in" draw:caption-point-x="-0.2402in" draw:caption-point-y="0.6039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10.2701in" draw:caption-point-x="-0.2402in" draw:caption-point-y="0.6031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71" table:formula="of:=SUM([.D46:.AH46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5091in" draw:caption-point-x="-0.2402in" draw:caption-point-y="0.6118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10.5106in" draw:caption-point-x="-0.2402in" draw:caption-point-y="0.6102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5122in" draw:caption-point-x="-0.2402in" draw:caption-point-y="0.6087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10.513in" draw:caption-point-x="-0.2402in" draw:caption-point-y="0.6079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10.5138in" draw:caption-point-x="-0.2402in" draw:caption-point-y="0.6071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5146in" draw:caption-point-x="-0.2402in" draw:caption-point-y="0.606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10.5157in" draw:caption-point-x="-0.2402in" draw:caption-point-y="0.6051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71" table:formula="of:=SUM([.D47:.AH47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7579in" draw:caption-point-x="-0.2402in" draw:caption-point-y="0.6106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7579in" draw:caption-point-x="-0.2402in" draw:caption-point-y="0.610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7579in" draw:caption-point-x="-0.2402in" draw:caption-point-y="0.610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7579in" draw:caption-point-x="-0.2402in" draw:caption-point-y="0.610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7579in" draw:caption-point-x="-0.2402in" draw:caption-point-y="0.610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7579in" draw:caption-point-x="-0.2402in" draw:caption-point-y="0.610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7579in" draw:caption-point-x="-0.2402in" draw:caption-point-y="0.610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71" table:formula="of:=SUM([.D48:.AH48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1.0047in" draw:caption-point-x="-0.2402in" draw:caption-point-y="0.6114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1.0051in" draw:caption-point-x="-0.2402in" draw:caption-point-y="0.611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1.065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1.065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1.0654in" draw:caption-point-x="-0.2402in" draw:caption-point-y="0.550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49in" draw:caption-point-x="-0.2402in" draw:caption-point-y="0.375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75in" draw:caption-point-x="-0.2402in" draw:caption-point-y="0.610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22in" draw:caption-point-x="-0.2402in" draw:caption-point-y="0.605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42in" draw:caption-point-x="-0.2402in" draw:caption-point-y="0.603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73in" draw:caption-point-x="-0.2402in" draw:caption-point-y="0.600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98in" draw:caption-point-x="-0.2402in" draw:caption-point-y="0.605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18in" draw:caption-point-x="-0.2402in" draw:caption-point-y="0.603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34in" draw:caption-point-x="-0.2402in" draw:caption-point-y="0.602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54in" draw:caption-point-x="-0.2402in" draw:caption-point-y="0.600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57in" draw:caption-point-x="-0.2402in" draw:caption-point-y="0.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59in" draw:caption-point-x="-0.2402in" draw:caption-point-y="0.607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79in" draw:caption-point-x="-0.2402in" draw:caption-point-y="0.605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102in" draw:caption-point-x="-0.2402in" draw:caption-point-y="0.603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106in" draw:caption-point-x="-0.2402in" draw:caption-point-y="0.602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63in" draw:caption-point-x="-0.2402in" draw:caption-point-y="0.604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94in" draw:caption-point-x="-0.2402in" draw:caption-point-y="0.601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606in" draw:caption-point-x="-0.2402in" draw:caption-point-y="0.600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61in" draw:caption-point-x="-0.2402in" draw:caption-point-y="0.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012in" draw:caption-point-x="-0.2402in" draw:caption-point-y="0.607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31in" draw:caption-point-x="-0.2402in" draw:caption-point-y="0.605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51in" draw:caption-point-x="-0.2402in" draw:caption-point-y="0.603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67in" draw:caption-point-x="-0.2402in" draw:caption-point-y="0.602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67in" draw:caption-point-x="-0.2402in" draw:caption-point-y="0.60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2in" draw:caption-point-x="-0.2402in" draw:caption-point-y="0.602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61in" draw:caption-point-x="-0.2402in" draw:caption-point-y="0.605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69in" draw:caption-point-x="-0.2402in" draw:caption-point-y="0.605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17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37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41in" draw:caption-point-x="-0.2402in" draw:caption-point-y="0.605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45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49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09in" draw:caption-point-x="-0.2402in" draw:caption-point-y="0.606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13in" draw:caption-point-x="-0.2402in" draw:caption-point-y="0.605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21in" draw:caption-point-x="-0.2402in" draw:caption-point-y="0.605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41in" draw:caption-point-x="-0.2402in" draw:caption-point-y="0.603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94in" draw:caption-point-x="-0.2402in" draw:caption-point-y="0.605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906in" draw:caption-point-x="-0.2402in" draw:caption-point-y="0.604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45in" draw:caption-point-x="-0.2402in" draw:caption-point-y="0.600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58in" draw:caption-point-x="-0.2402in" draw:caption-point-y="0.606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78in" draw:caption-point-x="-0.2402in" draw:caption-point-y="0.604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94in" draw:caption-point-x="-0.2402in" draw:caption-point-y="0.603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94in" draw:caption-point-x="-0.2402in" draw:caption-point-y="0.603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406in" draw:caption-point-x="-0.2402in" draw:caption-point-y="0.602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21in" draw:caption-point-x="-0.2402in" draw:caption-point-y="0.600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2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28in" draw:caption-point-x="-0.2402in" draw:caption-point-y="0.608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8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95in" draw:caption-point-x="-0.2402in" draw:caption-point-y="0.601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15in" draw:caption-point-x="-0.2402in" draw:caption-point-y="0.599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205in" draw:caption-point-x="-0.2402in" draw:caption-point-y="0.608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87in" draw:caption-point-x="-0.2402in" draw:caption-point-y="0.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91in" draw:caption-point-x="-0.2402in" draw:caption-point-y="0.599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36in" draw:caption-point-x="-0.2402in" draw:caption-point-y="0.600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85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18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34in" draw:caption-point-x="-0.2402in" draw:caption-point-y="0.605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38in" draw:caption-point-x="-0.2402in" draw:caption-point-y="0.605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42in" draw:caption-point-x="-0.2402in" draw:caption-point-y="0.605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69in" draw:caption-point-x="-0.2402in" draw:caption-point-y="0.602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97in" draw:caption-point-x="-0.2402in" draw:caption-point-y="0.599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102in" draw:caption-point-x="-0.2402in" draw:caption-point-y="0.604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42in" draw:caption-point-x="-0.2402in" draw:caption-point-y="0.600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46in" draw:caption-point-x="-0.2402in" draw:caption-point-y="0.600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63in" draw:caption-point-x="-0.2402in" draw:caption-point-y="0.606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24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39in" draw:caption-point-x="-0.2402in" draw:caption-point-y="0.606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43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51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55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88" table:formula="of:=SUM([.D30:.AE3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88" table:formula="of:=SUM([.D31:.AE31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88" table:formula="of:=SUM([.D32:.AE3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7.0472in" draw:caption-point-x="-0.2402in" draw:caption-point-y="0.605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7.0476in" draw:caption-point-x="-0.2402in" draw:caption-point-y="0.605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0496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7.05in" draw:caption-point-x="-0.2402in" draw:caption-point-y="0.603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7.0504in" draw:caption-point-x="-0.2402in" draw:caption-point-y="0.602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7.0508in" draw:caption-point-x="-0.2402in" draw:caption-point-y="0.602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88" table:formula="of:=SUM([.D34:.AE34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88" table:formula="of:=SUM([.D35:.AE35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7969in" draw:caption-point-x="-0.2402in" draw:caption-point-y="0.599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88" table:formula="of:=SUM([.D36:.AE36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8.0476in" draw:caption-point-x="-0.2402in" draw:caption-point-y="0.596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0362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0386in" draw:caption-point-x="-0.2402in" draw:caption-point-y="0.605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8.0402in" draw:caption-point-x="-0.2402in" draw:caption-point-y="0.603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402in" draw:caption-point-x="-0.2402in" draw:caption-point-y="0.603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8.0409in" draw:caption-point-x="-0.2402in" draw:caption-point-y="0.603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88" table:formula="of:=SUM([.D37:.AE3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2843in" draw:caption-point-x="-0.2402in" draw:caption-point-y="0.607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2882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88" table:formula="of:=SUM([.D38:.AE38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5315in" draw:caption-point-x="-0.2402in" draw:caption-point-y="0.607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88" table:formula="of:=SUM([.D39:.AE39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91in" draw:caption-point-x="-0.2402in" draw:caption-point-y="0.607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7791in" draw:caption-point-x="-0.2402in" draw:caption-point-y="0.607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7795in" draw:caption-point-x="-0.2402in" draw:caption-point-y="0.607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7807in" draw:caption-point-x="-0.2402in" draw:caption-point-y="0.606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7815in" draw:caption-point-x="-0.2402in" draw:caption-point-y="0.605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88" table:formula="of:=SUM([.D40:.AE4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88" table:formula="of:=SUM([.D41:.AE41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9.274in" draw:caption-point-x="-0.2402in" draw:caption-point-y="0.608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9.2748in" draw:caption-point-x="-0.2402in" draw:caption-point-y="0.607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9.2776in" draw:caption-point-x="-0.2402in" draw:caption-point-y="0.604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2791in" draw:caption-point-x="-0.2402in" draw:caption-point-y="0.603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2807in" draw:caption-point-x="-0.2402in" draw:caption-point-y="0.601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88" table:formula="of:=SUM([.D42:.AE42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5295in" draw:caption-point-x="-0.2402in" draw:caption-point-y="0.600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88" table:formula="of:=SUM([.D43:.AE43])" office:value-type="float" office:value="7">
            <text:p>7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7012in" svg:x="4.9287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3854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842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331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8205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88" table:formula="of:=SUM([.D44:.AE44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0248in" draw:caption-point-x="-0.2402in" draw:caption-point-y="0.600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10.0252in" draw:caption-point-x="-0.2402in" draw:caption-point-y="0.600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88" table:formula="of:=SUM([.D45:.AE45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2657in" draw:caption-point-x="-0.2402in" draw:caption-point-y="0.607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10.2673in" draw:caption-point-x="-0.2402in" draw:caption-point-y="0.605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2697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10.2736in" draw:caption-point-x="-0.2402in" draw:caption-point-y="0.599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10.5122in" draw:caption-point-x="-0.2402in" draw:caption-point-y="0.608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10.513in" draw:caption-point-x="-0.2402in" draw:caption-point-y="0.607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5134in" draw:caption-point-x="-0.2402in" draw:caption-point-y="0.607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5146in" draw:caption-point-x="-0.2402in" draw:caption-point-y="0.606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10.515in" draw:caption-point-x="-0.2402in" draw:caption-point-y="0.605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10.5154in" draw:caption-point-x="-0.2402in" draw:caption-point-y="0.605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10.5157in" draw:caption-point-x="-0.2402in" draw:caption-point-y="0.605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10.5161in" draw:caption-point-x="-0.2402in" draw:caption-point-y="0.604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10.5169in" draw:caption-point-x="-0.2402in" draw:caption-point-y="0.603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5173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10.5177in" draw:caption-point-x="-0.2402in" draw:caption-point-y="0.603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10.5181in" draw:caption-point-x="-0.2402in" draw:caption-point-y="0.602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10.5185in" draw:caption-point-x="-0.2402in" draw:caption-point-y="0.602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10.5193in" draw:caption-point-x="-0.2402in" draw:caption-point-y="0.601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10.5201in" draw:caption-point-x="-0.2402in" draw:caption-point-y="0.600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10.5209in" draw:caption-point-x="-0.2402in" draw:caption-point-y="0.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10.5213in" draw:caption-point-x="-0.2402in" draw:caption-point-y="0.599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88" table:formula="of:=SUM([.D47:.AE47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7626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763in" draw:caption-point-x="-0.2402in" draw:caption-point-y="0.605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7677in" draw:caption-point-x="-0.2402in" draw:caption-point-y="0.600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7685in" draw:caption-point-x="-0.2402in" draw:caption-point-y="0.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88" table:formula="of:=SUM([.D48:.AE48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88" table:formula="of:=SUM([.D49:.AE4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2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11in" draw:caption-point-x="-0.2402in" draw:caption-point-y="0.607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18in" draw:caption-point-x="-0.2402in" draw:caption-point-y="0.606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22in" draw:caption-point-x="-0.2402in" draw:caption-point-y="0.605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26in" draw:caption-point-x="-0.2402in" draw:caption-point-y="0.605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34in" draw:caption-point-x="-0.2402in" draw:caption-point-y="0.604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46in" draw:caption-point-x="-0.2402in" draw:caption-point-y="0.603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77in" draw:caption-point-x="-0.2402in" draw:caption-point-y="0.600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85in" draw:caption-point-x="-0.2402in" draw:caption-point-y="0.599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59in" draw:caption-point-x="-0.2402in" draw:caption-point-y="0.609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79in" draw:caption-point-x="-0.2402in" draw:caption-point-y="0.6079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87in" draw:caption-point-x="-0.2402in" draw:caption-point-y="0.607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94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98in" draw:caption-point-x="-0.2402in" draw:caption-point-y="0.605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606in" draw:caption-point-x="-0.2402in" draw:caption-point-y="0.605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22in" draw:caption-point-x="-0.2402in" draw:caption-point-y="0.603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24in" draw:caption-point-x="-0.2402in" draw:caption-point-y="0.543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47in" draw:caption-point-x="-0.2402in" draw:caption-point-y="0.6087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51in" draw:caption-point-x="-0.2402in" draw:caption-point-y="0.6083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55in" draw:caption-point-x="-0.2402in" draw:caption-point-y="0.6079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102in" draw:caption-point-x="-0.2402in" draw:caption-point-y="0.603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102in" draw:caption-point-x="-0.2402in" draw:caption-point-y="0.603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26in" draw:caption-point-x="-0.2402in" draw:caption-point-y="0.600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38in" draw:caption-point-x="-0.2402in" draw:caption-point-y="0.599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16in" draw:caption-point-x="-0.2402in" draw:caption-point-y="0.609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24in" draw:caption-point-x="-0.2402in" draw:caption-point-y="0.6087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31in" draw:caption-point-x="-0.2402in" draw:caption-point-y="0.6079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59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63in" draw:caption-point-x="-0.2402in" draw:caption-point-y="0.604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61in" draw:caption-point-x="-0.2402in" draw:caption-point-y="0.612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1008in" draw:caption-point-x="-0.2402in" draw:caption-point-y="0.6079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16in" draw:caption-point-x="-0.2402in" draw:caption-point-y="0.607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59in" draw:caption-point-x="-0.2402in" draw:caption-point-y="0.6028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69in" draw:caption-point-x="-0.2402in" draw:caption-point-y="0.609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72in" draw:caption-point-x="-0.2402in" draw:caption-point-y="0.609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96in" draw:caption-point-x="-0.2402in" draw:caption-point-y="0.607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2in" draw:caption-point-x="-0.2402in" draw:caption-point-y="0.604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51in" draw:caption-point-x="-0.2402in" draw:caption-point-y="0.6016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71in" draw:caption-point-x="-0.2402in" draw:caption-point-y="0.599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45in" draw:caption-point-x="-0.2402in" draw:caption-point-y="0.609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8in" draw:caption-point-x="-0.2402in" draw:caption-point-y="0.603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504in" draw:caption-point-x="-0.2402in" draw:caption-point-y="0.6016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33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41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49in" draw:caption-point-x="-0.2402in" draw:caption-point-y="0.604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88in" draw:caption-point-x="-0.2402in" draw:caption-point-y="0.600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1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86in" draw:caption-point-x="-0.2402in" draw:caption-point-y="0.6087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13in" draw:caption-point-x="-0.2402in" draw:caption-point-y="0.605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69in" draw:caption-point-x="-0.2402in" draw:caption-point-y="0.600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72in" draw:caption-point-x="-0.2402in" draw:caption-point-y="0.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17in" draw:caption-point-x="-0.2402in" draw:caption-point-y="0.603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53in" draw:caption-point-x="-0.2402in" draw:caption-point-y="0.599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58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62in" draw:caption-point-x="-0.2402in" draw:caption-point-y="0.606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74in" draw:caption-point-x="-0.2402in" draw:caption-point-y="0.605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94in" draw:caption-point-x="-0.2402in" draw:caption-point-y="0.603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98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21in" draw:caption-point-x="-0.2402in" draw:caption-point-y="0.600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66in" draw:caption-point-x="-0.2402in" draw:caption-point-y="0.605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62in" draw:caption-point-x="-0.2402in" draw:caption-point-y="0.606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17in" draw:caption-point-x="-0.2402in" draw:caption-point-y="0.600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807in" draw:caption-point-x="-0.2402in" draw:caption-point-y="0.609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86in" draw:caption-point-x="-0.2402in" draw:caption-point-y="0.599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91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24in" draw:caption-point-x="-0.2402in" draw:caption-point-y="0.6087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32in" draw:caption-point-x="-0.2402in" draw:caption-point-y="0.6079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4in" draw:caption-point-x="-0.2402in" draw:caption-point-y="0.607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44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28in" draw:caption-point-x="-0.2402in" draw:caption-point-y="0.605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98in" draw:caption-point-x="-0.2402in" draw:caption-point-y="0.609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89in" draw:caption-point-x="-0.2402in" draw:caption-point-y="0.600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59in" draw:caption-point-x="-0.2402in" draw:caption-point-y="0.606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98in" draw:caption-point-x="-0.2402in" draw:caption-point-y="0.6028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3in" draw:caption-point-x="-0.2402in" draw:caption-point-y="0.599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3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4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55in" draw:caption-point-x="-0.2402in" draw:caption-point-y="0.604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71in" draw:caption-point-x="-0.2402in" draw:caption-point-y="0.603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79in" draw:caption-point-x="-0.2402in" draw:caption-point-y="0.6024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94in" draw:caption-point-x="-0.2402in" draw:caption-point-y="0.600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106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02" table:formula="of:=SUM([.D30:.AH30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6.5539in" draw:caption-point-x="-0.2402in" draw:caption-point-y="0.6039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02" table:formula="of:=SUM([.D31:.AH3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02" table:formula="of:=SUM([.D32:.AH32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7.0437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7.0437in" draw:caption-point-x="-0.2402in" draw:caption-point-y="0.609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7.0465in" draw:caption-point-x="-0.2402in" draw:caption-point-y="0.606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7.046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7.0476in" draw:caption-point-x="-0.2402in" draw:caption-point-y="0.605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7.048in" draw:caption-point-x="-0.2402in" draw:caption-point-y="0.605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0492in" draw:caption-point-x="-0.2402in" draw:caption-point-y="0.603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7.0496in" draw:caption-point-x="-0.2402in" draw:caption-point-y="0.603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7.0524in" draw:caption-point-x="-0.2402in" draw:caption-point-y="0.600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7.0528in" draw:caption-point-x="-0.2402in" draw:caption-point-y="0.600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7.053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2925in" draw:caption-point-x="-0.2402in" draw:caption-point-y="0.6083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02" table:formula="of:=SUM([.D34:.AH34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5398in" draw:caption-point-x="-0.2402in" draw:caption-point-y="0.6087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02" table:formula="of:=SUM([.D35:.AH35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7917in" draw:caption-point-x="-0.2402in" draw:caption-point-y="0.604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789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8.0402in" draw:caption-point-x="-0.2402in" draw:caption-point-y="0.603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8.0406in" draw:caption-point-x="-0.2402in" draw:caption-point-y="0.603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0417in" draw:caption-point-x="-0.2402in" draw:caption-point-y="0.6024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02" table:formula="of:=SUM([.D37:.AH3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2862in" draw:caption-point-x="-0.2402in" draw:caption-point-y="0.605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2866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2902in" draw:caption-point-x="-0.2402in" draw:caption-point-y="0.6016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02" table:formula="of:=SUM([.D38:.AH38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44in" draw:caption-point-x="-0.2402in" draw:caption-point-y="0.61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5307in" draw:caption-point-x="-0.2402in" draw:caption-point-y="0.6087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5343in" draw:caption-point-x="-0.2402in" draw:caption-point-y="0.605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539in" draw:caption-point-x="-0.2402in" draw:caption-point-y="0.600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5386in" draw:caption-point-x="-0.2402in" draw:caption-point-y="0.600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7724in" draw:caption-point-x="-0.2402in" draw:caption-point-y="0.6146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7776in" draw:caption-point-x="-0.2402in" draw:caption-point-y="0.609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7815in" draw:caption-point-x="-0.2402in" draw:caption-point-y="0.605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7862in" draw:caption-point-x="-0.2402in" draw:caption-point-y="0.600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02" table:formula="of:=SUM([.D40:.AH40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9.0252in" draw:caption-point-x="-0.2402in" draw:caption-point-y="0.6094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0.1791in" svg:y="9.0307in" draw:caption-point-x="-0.2402in" draw:caption-point-y="0.6039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02" table:formula="of:=SUM([.D41:.AH41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2728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9.2736in" draw:caption-point-x="-0.2402in" draw:caption-point-y="0.6087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9.2752in" draw:caption-point-x="-0.2402in" draw:caption-point-y="0.607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9.2752in" draw:caption-point-x="-0.2402in" draw:caption-point-y="0.607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9.2768in" draw:caption-point-x="-0.2402in" draw:caption-point-y="0.605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9.2772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9.2787in" draw:caption-point-x="-0.2402in" draw:caption-point-y="0.603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9.2827in" draw:caption-point-x="-0.2402in" draw:caption-point-y="0.599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02" table:formula="of:=SUM([.D42:.AH4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524in" draw:caption-point-x="-0.2402in" draw:caption-point-y="0.605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5244in" draw:caption-point-x="-0.2402in" draw:caption-point-y="0.605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5264in" draw:caption-point-x="-0.2402in" draw:caption-point-y="0.603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02" table:formula="of:=SUM([.D43:.AH43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02" table:formula="of:=SUM([.D44:.AH44])" office:value-type="float" office:value="2.5">
            <text:p>2.5</text:p>
          </table:table-cell>
          <table:table-cell table:style-name="ce106" office:value-type="float" office:value="1">
            <office:annotation draw:style-name="gr6" draw:text-style-name="P1" svg:width="1.1413in" svg:height="0.2634in" svg:x="2.6457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3.1024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5.3854in" svg:y="10.0177in" draw:caption-point-x="-0.2402in" draw:caption-point-y="0.6079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02" table:formula="of:=SUM([.D45:.AH45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10.2614in" draw:caption-point-x="-0.2402in" draw:caption-point-y="0.611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02" table:formula="of:=SUM([.D46:.AH46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10.5114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10.513in" draw:caption-point-x="-0.2402in" draw:caption-point-y="0.6079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5138in" draw:caption-point-x="-0.2402in" draw:caption-point-y="0.607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10.5142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5146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5193in" draw:caption-point-x="-0.2402in" draw:caption-point-y="0.6016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02" table:formula="of:=SUM([.D47:.AH47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7587in" draw:caption-point-x="-0.2402in" draw:caption-point-y="0.609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7591in" draw:caption-point-x="-0.2402in" draw:caption-point-y="0.609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7602in" draw:caption-point-x="-0.2402in" draw:caption-point-y="0.6083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761in" draw:caption-point-x="-0.2402in" draw:caption-point-y="0.6075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7618in" draw:caption-point-x="-0.2402in" draw:caption-point-y="0.606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7622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761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7657in" draw:caption-point-x="-0.2402in" draw:caption-point-y="0.6028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7661in" draw:caption-point-x="-0.2402in" draw:caption-point-y="0.6024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7669in" draw:caption-point-x="-0.2402in" draw:caption-point-y="0.6016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7669in" draw:caption-point-x="-0.2402in" draw:caption-point-y="0.6016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7677in" draw:caption-point-x="-0.2402in" draw:caption-point-y="0.600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7681in" draw:caption-point-x="-0.2402in" draw:caption-point-y="0.600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7689in" draw:caption-point-x="-0.2402in" draw:caption-point-y="0.599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02" table:formula="of:=SUM([.D48:.AH4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1.0091in" draw:caption-point-x="-0.2402in" draw:caption-point-y="0.607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1.0134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1.0146in" draw:caption-point-x="-0.2402in" draw:caption-point-y="0.6016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1.016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02" table:formula="of:=SUM([.D49:.AH4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1.2634in" draw:caption-point-x="-0.2402in" draw:caption-point-y="0.600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1.2642in" draw:caption-point-x="-0.2402in" draw:caption-point-y="0.599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02" table:formula="of:=SUM([.D50:.AH5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1.5043in" draw:caption-point-x="-0.2402in" draw:caption-point-y="0.607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1.5079in" draw:caption-point-x="-0.2402in" draw:caption-point-y="0.603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94in" draw:caption-point-x="-0.2402in" draw:caption-point-y="0.6087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102in" draw:caption-point-x="-0.2402in" draw:caption-point-y="0.6079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11in" draw:caption-point-x="-0.2402in" draw:caption-point-y="0.6071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22in" draw:caption-point-x="-0.2402in" draw:caption-point-y="0.6059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26in" draw:caption-point-x="-0.2402in" draw:caption-point-y="0.6055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54in" draw:caption-point-x="-0.2402in" draw:caption-point-y="0.6028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77in" draw:caption-point-x="-0.2402in" draw:caption-point-y="0.6004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89in" draw:caption-point-x="-0.2402in" draw:caption-point-y="0.5992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89in" draw:caption-point-x="-0.2402in" draw:caption-point-y="0.5992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22in" draw:caption-point-x="-0.2402in" draw:caption-point-y="0.6035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26in" draw:caption-point-x="-0.2402in" draw:caption-point-y="0.6031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57in" draw:caption-point-x="-0.2402in" draw:caption-point-y="0.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57in" draw:caption-point-x="-0.2402in" draw:caption-point-y="0.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61in" draw:caption-point-x="-0.2402in" draw:caption-point-y="0.5996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3in" draw:caption-point-x="-0.2402in" draw:caption-point-y="0.6004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31in" draw:caption-point-x="-0.2402in" draw:caption-point-y="0.6079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35in" draw:caption-point-x="-0.2402in" draw:caption-point-y="0.6075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43in" draw:caption-point-x="-0.2402in" draw:caption-point-y="0.6067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79in" draw:caption-point-x="-0.2402in" draw:caption-point-y="0.6031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98in" draw:caption-point-x="-0.2402in" draw:caption-point-y="0.6012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1008in" draw:caption-point-x="-0.2402in" draw:caption-point-y="0.6079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24in" draw:caption-point-x="-0.2402in" draw:caption-point-y="0.6063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51in" draw:caption-point-x="-0.2402in" draw:caption-point-y="0.6035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1008in" draw:caption-point-x="-0.2402in" draw:caption-point-y="0.6079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24in" draw:caption-point-x="-0.2402in" draw:caption-point-y="0.6063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83in" draw:caption-point-x="-0.2402in" draw:caption-point-y="0.6004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87in" draw:caption-point-x="-0.2402in" draw:caption-point-y="0.6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24in" draw:caption-point-x="-0.2402in" draw:caption-point-y="0.6063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88in" draw:caption-point-x="-0.2402in" draw:caption-point-y="0.6079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31in" draw:caption-point-x="-0.2402in" draw:caption-point-y="0.6035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2in" draw:caption-point-x="-0.2402in" draw:caption-point-y="0.6047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2in" draw:caption-point-x="-0.2402in" draw:caption-point-y="0.6047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2in" draw:caption-point-x="-0.2402in" draw:caption-point-y="0.6047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63in" draw:caption-point-x="-0.2402in" draw:caption-point-y="0.6004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76in" draw:caption-point-x="-0.2402in" draw:caption-point-y="0.6067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016in" draw:caption-point-x="-0.2402in" draw:caption-point-y="0.6028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35in" draw:caption-point-x="-0.2402in" draw:caption-point-y="0.6008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41in" draw:caption-point-x="-0.2402in" draw:caption-point-y="0.6079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65in" draw:caption-point-x="-0.2402in" draw:caption-point-y="0.6055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5in" draw:caption-point-x="-0.2402in" draw:caption-point-y="0.602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512in" draw:caption-point-x="-0.2402in" draw:caption-point-y="0.6008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16in" draw:caption-point-x="-0.2402in" draw:caption-point-y="0.6004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2in" draw:caption-point-x="-0.2402in" draw:caption-point-y="0.6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17in" draw:caption-point-x="-0.2402in" draw:caption-point-y="0.6079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29in" draw:caption-point-x="-0.2402in" draw:caption-point-y="0.6067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37in" draw:caption-point-x="-0.2402in" draw:caption-point-y="0.6059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65in" draw:caption-point-x="-0.2402in" draw:caption-point-y="0.6031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1in" draw:caption-point-x="-0.2402in" draw:caption-point-y="0.5996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82in" draw:caption-point-x="-0.2402in" draw:caption-point-y="0.6091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94in" draw:caption-point-x="-0.2402in" draw:caption-point-y="0.6079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69in" draw:caption-point-x="-0.2402in" draw:caption-point-y="0.6004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8in" draw:caption-point-x="-0.2402in" draw:caption-point-y="0.599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7in" draw:caption-point-x="-0.2402in" draw:caption-point-y="0.6079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9in" draw:caption-point-x="-0.2402in" draw:caption-point-y="0.6059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21in" draw:caption-point-x="-0.2402in" draw:caption-point-y="0.6028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49in" draw:caption-point-x="-0.2402in" draw:caption-point-y="0.6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57in" draw:caption-point-x="-0.2402in" draw:caption-point-y="0.5992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57in" draw:caption-point-x="-0.2402in" draw:caption-point-y="0.5992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39in" draw:caption-point-x="-0.2402in" draw:caption-point-y="0.6087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5in" draw:caption-point-x="-0.2402in" draw:caption-point-y="0.6075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58in" draw:caption-point-x="-0.2402in" draw:caption-point-y="0.6067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98in" draw:caption-point-x="-0.2402in" draw:caption-point-y="0.6028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21in" draw:caption-point-x="-0.2402in" draw:caption-point-y="0.6004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33in" draw:caption-point-x="-0.2402in" draw:caption-point-y="0.5992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902in" draw:caption-point-x="-0.2402in" draw:caption-point-y="0.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902in" draw:caption-point-x="-0.2402in" draw:caption-point-y="0.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58in" draw:caption-point-x="-0.2402in" draw:caption-point-y="0.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8in" draw:caption-point-x="-0.2402in" draw:caption-point-y="0.6055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24in" draw:caption-point-x="-0.2402in" draw:caption-point-y="0.6087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28in" draw:caption-point-x="-0.2402in" draw:caption-point-y="0.6083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56in" draw:caption-point-x="-0.2402in" draw:caption-point-y="0.6055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807in" draw:caption-point-x="-0.2402in" draw:caption-point-y="0.6004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815in" draw:caption-point-x="-0.2402in" draw:caption-point-y="0.5996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17in" draw:caption-point-x="-0.2402in" draw:caption-point-y="0.607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17in" draw:caption-point-x="-0.2402in" draw:caption-point-y="0.607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17in" draw:caption-point-x="-0.2402in" draw:caption-point-y="0.607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17in" draw:caption-point-x="-0.2402in" draw:caption-point-y="0.6071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2in" draw:caption-point-x="-0.2402in" draw:caption-point-y="0.5996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57in" draw:caption-point-x="-0.2402in" draw:caption-point-y="0.6035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606in" draw:caption-point-x="-0.2402in" draw:caption-point-y="0.6067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51in" draw:caption-point-x="-0.2402in" draw:caption-point-y="0.6075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63in" draw:caption-point-x="-0.2402in" draw:caption-point-y="0.6063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94in" draw:caption-point-x="-0.2402in" draw:caption-point-y="0.6031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26in" draw:caption-point-x="-0.2402in" draw:caption-point-y="0.6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3in" draw:caption-point-x="-0.2402in" draw:caption-point-y="0.5996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24in" draw:caption-point-x="-0.2402in" draw:caption-point-y="0.6079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28in" draw:caption-point-x="-0.2402in" draw:caption-point-y="0.6075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31in" draw:caption-point-x="-0.2402in" draw:caption-point-y="0.6071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35in" draw:caption-point-x="-0.2402in" draw:caption-point-y="0.6067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43in" draw:caption-point-x="-0.2402in" draw:caption-point-y="0.6059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59in" draw:caption-point-x="-0.2402in" draw:caption-point-y="0.6043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67in" draw:caption-point-x="-0.2402in" draw:caption-point-y="0.6035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71in" draw:caption-point-x="-0.2402in" draw:caption-point-y="0.6031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71in" draw:caption-point-x="-0.2402in" draw:caption-point-y="0.6031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98in" draw:caption-point-x="-0.2402in" draw:caption-point-y="0.6004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102in" draw:caption-point-x="-0.2402in" draw:caption-point-y="0.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106in" draw:caption-point-x="-0.2402in" draw:caption-point-y="0.5996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16" table:formula="of:=SUM([.D30:.AG30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4" draw:text-style-name="P1" svg:width="1.1413in" svg:height="0.3902in" svg:x="5.3854in" svg:y="6.5504in" draw:caption-point-x="-0.2402in" draw:caption-point-y="0.6075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16" table:formula="of:=SUM([.D31:.AG31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7965in" draw:caption-point-x="-0.2402in" draw:caption-point-y="0.6091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8012in" draw:caption-point-x="-0.2402in" draw:caption-point-y="0.6043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7.0441in" draw:caption-point-x="-0.2402in" draw:caption-point-y="0.6091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7.0461in" draw:caption-point-x="-0.2402in" draw:caption-point-y="0.6071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7.0469in" draw:caption-point-x="-0.2402in" draw:caption-point-y="0.6063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7.0539in" draw:caption-point-x="-0.2402in" draw:caption-point-y="0.5992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16" table:formula="of:=SUM([.D33:.AG33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2976in" draw:caption-point-x="-0.2402in" draw:caption-point-y="0.6031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16" table:formula="of:=SUM([.D34:.AG34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16" table:formula="of:=SUM([.D35:.AG35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7902in" draw:caption-point-x="-0.2402in" draw:caption-point-y="0.6063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7921in" draw:caption-point-x="-0.2402in" draw:caption-point-y="0.6043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16" table:formula="of:=SUM([.D36:.AG36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8.0366in" draw:caption-point-x="-0.2402in" draw:caption-point-y="0.6075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86in" draw:caption-point-x="-0.2402in" draw:caption-point-y="0.6055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8.0429in" draw:caption-point-x="-0.2402in" draw:caption-point-y="0.6012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8.0437in" draw:caption-point-x="-0.2402in" draw:caption-point-y="0.6004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16" table:formula="of:=SUM([.D37:.AG3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2862in" draw:caption-point-x="-0.2402in" draw:caption-point-y="0.6055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2925in" draw:caption-point-x="-0.2402in" draw:caption-point-y="0.599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16" table:formula="of:=SUM([.D38:.AG38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5319in" draw:caption-point-x="-0.2402in" draw:caption-point-y="0.6075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5362in" draw:caption-point-x="-0.2402in" draw:caption-point-y="0.6031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5154in" draw:caption-point-x="-0.2402in" draw:caption-point-y="0.6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5402in" draw:caption-point-x="-0.2402in" draw:caption-point-y="0.5992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16" table:formula="of:=SUM([.D39:.AG39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7783in" draw:caption-point-x="-0.2402in" draw:caption-point-y="0.6087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7799in" draw:caption-point-x="-0.2402in" draw:caption-point-y="0.6071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16" table:formula="of:=SUM([.D40:.AG4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16" table:formula="of:=SUM([.D41:.AG41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9.2724in" draw:caption-point-x="-0.2402in" draw:caption-point-y="0.6098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9.2768in" draw:caption-point-x="-0.2402in" draw:caption-point-y="0.6055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9.2799in" draw:caption-point-x="-0.2402in" draw:caption-point-y="0.6024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819in" draw:caption-point-x="-0.2402in" draw:caption-point-y="0.6004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9.2827in" draw:caption-point-x="-0.2402in" draw:caption-point-y="0.5996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16" table:formula="of:=SUM([.D42:.AG42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522in" draw:caption-point-x="-0.2402in" draw:caption-point-y="0.6079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524in" draw:caption-point-x="-0.2402in" draw:caption-point-y="0.6059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5244in" draw:caption-point-x="-0.2402in" draw:caption-point-y="0.6055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5264in" draw:caption-point-x="-0.2402in" draw:caption-point-y="0.6035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5264in" draw:caption-point-x="-0.2402in" draw:caption-point-y="0.6035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5264in" draw:caption-point-x="-0.2402in" draw:caption-point-y="0.6035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5264in" draw:caption-point-x="-0.2402in" draw:caption-point-y="0.6035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5264in" draw:caption-point-x="-0.2402in" draw:caption-point-y="0.6035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5307in" draw:caption-point-x="-0.2402in" draw:caption-point-y="0.5992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16" table:formula="of:=SUM([.D43:.AG4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7713in" draw:caption-point-x="-0.2402in" draw:caption-point-y="0.6063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774in" draw:caption-point-x="-0.2402in" draw:caption-point-y="0.6035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7772in" draw:caption-point-x="-0.2402in" draw:caption-point-y="0.6004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16" table:formula="of:=SUM([.D44:.AG4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8.7768in" svg:y="10.0205in" draw:caption-point-x="-0.2402in" draw:caption-point-y="0.6051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0925in" svg:y="10.0224in" draw:caption-point-x="-0.2402in" draw:caption-point-y="0.6031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16" table:formula="of:=SUM([.D45:.AG45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10.2528in" draw:caption-point-x="-0.2402in" draw:caption-point-y="0.6205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10.2701in" draw:caption-point-x="-0.2402in" draw:caption-point-y="0.6031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0.274in" draw:caption-point-x="-0.2402in" draw:caption-point-y="0.5992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16" table:formula="of:=SUM([.D46:.AG46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0.513in" draw:caption-point-x="-0.2402in" draw:caption-point-y="0.6079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10.5106in" draw:caption-point-x="-0.2402in" draw:caption-point-y="0.6102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10.5205in" draw:caption-point-x="-0.2402in" draw:caption-point-y="0.6004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10.5205in" draw:caption-point-x="-0.2402in" draw:caption-point-y="0.6004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10.5217in" draw:caption-point-x="-0.2402in" draw:caption-point-y="0.5992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CNT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LTT</text:p>
          </table:table-cell>
          <table:table-cell table:style-name="ce116" table:formula="of:=SUM([.D48:.AG48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1.0075in" draw:caption-point-x="-0.2402in" draw:caption-point-y="0.6087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1.0083in" draw:caption-point-x="-0.2402in" draw:caption-point-y="0.6079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1.0087in" draw:caption-point-x="-0.2402in" draw:caption-point-y="0.6075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0091in" draw:caption-point-x="-0.2402in" draw:caption-point-y="0.6071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1.0094in" draw:caption-point-x="-0.2402in" draw:caption-point-y="0.6067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1.0098in" draw:caption-point-x="-0.2402in" draw:caption-point-y="0.6063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1.0102in" draw:caption-point-x="-0.2402in" draw:caption-point-y="0.6059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1.0106in" draw:caption-point-x="-0.2402in" draw:caption-point-y="0.6055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1.0118in" draw:caption-point-x="-0.2402in" draw:caption-point-y="0.6043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1.0126in" draw:caption-point-x="-0.2402in" draw:caption-point-y="0.6035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013in" draw:caption-point-x="-0.2402in" draw:caption-point-y="0.6031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1.0138in" draw:caption-point-x="-0.2402in" draw:caption-point-y="0.6024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1.0142in" draw:caption-point-x="-0.2402in" draw:caption-point-y="0.602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1.0157in" draw:caption-point-x="-0.2402in" draw:caption-point-y="0.6004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1.0161in" draw:caption-point-x="-0.2402in" draw:caption-point-y="0.6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1.0165in" draw:caption-point-x="-0.2402in" draw:caption-point-y="0.5996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1.0169in" draw:caption-point-x="-0.2402in" draw:caption-point-y="0.5992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ruyenLVC</text:p>
          </table:table-cell>
          <table:table-cell table:style-name="ce116" table:formula="of:=SUM([.D49:.AG4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2567in" draw:caption-point-x="-0.2402in" draw:caption-point-y="0.6071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1.2626in" draw:caption-point-x="-0.2402in" draw:caption-point-y="0.6012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1.2646in" draw:caption-point-x="-0.2402in" draw:caption-point-y="0.5992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70" office:value-type="string">
            <text:p>VietBA</text:p>
          </table:table-cell>
          <table:table-cell table:style-name="ce116" table:formula="of:=SUM([.D50:.AG5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5087in" draw:caption-point-x="-0.2402in" draw:caption-point-y="0.6028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45" office:value-type="string">
            <text:p>VinhP</text:p>
          </table:table-cell>
          <table:table-cell table:style-name="ce116" table:formula="of:=SUM([.D51:.AG51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7598in" draw:caption-point-x="-0.2402in" draw:caption-point-y="0.5992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2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134in" draw:caption-point-x="-0.2402in" draw:caption-point-y="0.6047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142in" draw:caption-point-x="-0.2402in" draw:caption-point-y="0.6039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57in" draw:caption-point-x="-0.2402in" draw:caption-point-y="0.6024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85in" draw:caption-point-x="-0.2402in" draw:caption-point-y="0.5996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89in" draw:caption-point-x="-0.2402in" draw:caption-point-y="0.5992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197in" draw:caption-point-x="-0.2402in" draw:caption-point-y="0.5984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87in" draw:caption-point-x="-0.2402in" draw:caption-point-y="0.607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598in" draw:caption-point-x="-0.2402in" draw:caption-point-y="0.6059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598in" draw:caption-point-x="-0.2402in" draw:caption-point-y="0.6059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614in" draw:caption-point-x="-0.2402in" draw:caption-point-y="0.6043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618in" draw:caption-point-x="-0.2402in" draw:caption-point-y="0.6039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622in" draw:caption-point-x="-0.2402in" draw:caption-point-y="0.6035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63in" draw:caption-point-x="-0.2402in" draw:caption-point-y="0.6028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634in" draw:caption-point-x="-0.2402in" draw:caption-point-y="0.6024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69in" draw:caption-point-x="-0.2402in" draw:caption-point-y="0.598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81in" draw:caption-point-x="-0.2402in" draw:caption-point-y="0.597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67in" draw:caption-point-x="-0.2402in" draw:caption-point-y="0.6067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87in" draw:caption-point-x="-0.2402in" draw:caption-point-y="0.6047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11in" draw:caption-point-x="-0.2402in" draw:caption-point-y="0.6024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118in" draw:caption-point-x="-0.2402in" draw:caption-point-y="0.6016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138in" draw:caption-point-x="-0.2402in" draw:caption-point-y="0.5996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57in" draw:caption-point-x="-0.2402in" draw:caption-point-y="0.597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539in" draw:caption-point-x="-0.2402in" draw:caption-point-y="0.607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83in" draw:caption-point-x="-0.2402in" draw:caption-point-y="0.6028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46in" draw:caption-point-x="-0.2402in" draw:caption-point-y="0.5965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941in" draw:caption-point-x="-0.2402in" draw:caption-point-y="0.6146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91in" draw:caption-point-x="-0.2402in" draw:caption-point-y="0.5996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51in" draw:caption-point-x="-0.2402in" draw:caption-point-y="0.603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51in" draw:caption-point-x="-0.2402in" draw:caption-point-y="0.603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51in" draw:caption-point-x="-0.2402in" draw:caption-point-y="0.603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531in" draw:caption-point-x="-0.2402in" draw:caption-point-y="0.6035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72in" draw:caption-point-x="-0.2402in" draw:caption-point-y="0.607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6004in" draw:caption-point-x="-0.2402in" draw:caption-point-y="0.6039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6031in" draw:caption-point-x="-0.2402in" draw:caption-point-y="0.6012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67in" draw:caption-point-x="-0.2402in" draw:caption-point-y="0.597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57in" draw:caption-point-x="-0.2402in" draw:caption-point-y="0.6063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61in" draw:caption-point-x="-0.2402in" draw:caption-point-y="0.6059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65in" draw:caption-point-x="-0.2402in" draw:caption-point-y="0.6055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76in" draw:caption-point-x="-0.2402in" draw:caption-point-y="0.6043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8in" draw:caption-point-x="-0.2402in" draw:caption-point-y="0.6039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496in" draw:caption-point-x="-0.2402in" draw:caption-point-y="0.6024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508in" draw:caption-point-x="-0.2402in" draw:caption-point-y="0.6012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524in" draw:caption-point-x="-0.2402in" draw:caption-point-y="0.5996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535in" draw:caption-point-x="-0.2402in" draw:caption-point-y="0.5984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539in" draw:caption-point-x="-0.2402in" draw:caption-point-y="0.598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43in" draw:caption-point-x="-0.2402in" draw:caption-point-y="0.597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45in" draw:caption-point-x="-0.2402in" draw:caption-point-y="0.605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49in" draw:caption-point-x="-0.2402in" draw:caption-point-y="0.604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53in" draw:caption-point-x="-0.2402in" draw:caption-point-y="0.6043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61in" draw:caption-point-x="-0.2402in" draw:caption-point-y="0.603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69in" draw:caption-point-x="-0.2402in" draw:caption-point-y="0.6028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102in" draw:caption-point-x="-0.2402in" draw:caption-point-y="0.597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421in" draw:caption-point-x="-0.2402in" draw:caption-point-y="0.6051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88in" draw:caption-point-x="-0.2402in" draw:caption-point-y="0.5984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496in" draw:caption-point-x="-0.2402in" draw:caption-point-y="0.597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898in" draw:caption-point-x="-0.2402in" draw:caption-point-y="0.6051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902in" draw:caption-point-x="-0.2402in" draw:caption-point-y="0.604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902in" draw:caption-point-x="-0.2402in" draw:caption-point-y="0.604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925in" draw:caption-point-x="-0.2402in" draw:caption-point-y="0.6024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61in" draw:caption-point-x="-0.2402in" draw:caption-point-y="0.598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74in" draw:caption-point-x="-0.2402in" draw:caption-point-y="0.6051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74in" draw:caption-point-x="-0.2402in" draw:caption-point-y="0.6051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406in" draw:caption-point-x="-0.2402in" draw:caption-point-y="0.602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437in" draw:caption-point-x="-0.2402in" draw:caption-point-y="0.598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45in" draw:caption-point-x="-0.2402in" draw:caption-point-y="0.598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53in" draw:caption-point-x="-0.2402in" draw:caption-point-y="0.5972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66in" draw:caption-point-x="-0.2402in" draw:caption-point-y="0.6035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323in" draw:caption-point-x="-0.2402in" draw:caption-point-y="0.6059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9in" draw:caption-point-x="-0.2402in" draw:caption-point-y="0.5992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87in" draw:caption-point-x="-0.2402in" draw:caption-point-y="0.607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87in" draw:caption-point-x="-0.2402in" draw:caption-point-y="0.607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87in" draw:caption-point-x="-0.2402in" draw:caption-point-y="0.607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5in" draw:caption-point-x="-0.2402in" draw:caption-point-y="0.598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5in" draw:caption-point-x="-0.2402in" draw:caption-point-y="0.598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5in" draw:caption-point-x="-0.2402in" draw:caption-point-y="0.598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56in" draw:caption-point-x="-0.2402in" draw:caption-point-y="0.6055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72in" draw:caption-point-x="-0.2402in" draw:caption-point-y="0.6039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83in" draw:caption-point-x="-0.2402in" draw:caption-point-y="0.6028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91in" draw:caption-point-x="-0.2402in" draw:caption-point-y="0.602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815in" draw:caption-point-x="-0.2402in" draw:caption-point-y="0.5996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823in" draw:caption-point-x="-0.2402in" draw:caption-point-y="0.598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827in" draw:caption-point-x="-0.2402in" draw:caption-point-y="0.598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64in" draw:caption-point-x="-0.2402in" draw:caption-point-y="0.6024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76in" draw:caption-point-x="-0.2402in" draw:caption-point-y="0.6012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697in" draw:caption-point-x="-0.2402in" draw:caption-point-y="0.602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89in" draw:caption-point-x="-0.2402in" draw:caption-point-y="0.602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89in" draw:caption-point-x="-0.2402in" draw:caption-point-y="0.602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13in" draw:caption-point-x="-0.2402in" draw:caption-point-y="0.6063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602in" draw:caption-point-x="-0.2402in" draw:caption-point-y="0.607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602in" draw:caption-point-x="-0.2402in" draw:caption-point-y="0.607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602in" draw:caption-point-x="-0.2402in" draw:caption-point-y="0.607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602in" draw:caption-point-x="-0.2402in" draw:caption-point-y="0.607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602in" draw:caption-point-x="-0.2402in" draw:caption-point-y="0.607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602in" draw:caption-point-x="-0.2402in" draw:caption-point-y="0.607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638in" draw:caption-point-x="-0.2402in" draw:caption-point-y="0.603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638in" draw:caption-point-x="-0.2402in" draw:caption-point-y="0.603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102in" draw:caption-point-x="-0.2402in" draw:caption-point-y="0.604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83in" draw:caption-point-x="-0.2402in" draw:caption-point-y="0.6043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598in" draw:caption-point-x="-0.2402in" draw:caption-point-y="0.6028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63in" draw:caption-point-x="-0.2402in" draw:caption-point-y="0.5996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46in" draw:caption-point-x="-0.2402in" draw:caption-point-y="0.598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5in" draw:caption-point-x="-0.2402in" draw:caption-point-y="0.597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3031in" draw:caption-point-x="-0.2402in" draw:caption-point-y="0.607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3039in" draw:caption-point-x="-0.2402in" draw:caption-point-y="0.6063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51in" draw:caption-point-x="-0.2402in" draw:caption-point-y="0.605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55in" draw:caption-point-x="-0.2402in" draw:caption-point-y="0.604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55in" draw:caption-point-x="-0.2402in" draw:caption-point-y="0.604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63in" draw:caption-point-x="-0.2402in" draw:caption-point-y="0.6039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67in" draw:caption-point-x="-0.2402in" draw:caption-point-y="0.6035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75in" draw:caption-point-x="-0.2402in" draw:caption-point-y="0.6028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098in" draw:caption-point-x="-0.2402in" draw:caption-point-y="0.6004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11in" draw:caption-point-x="-0.2402in" draw:caption-point-y="0.5992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126in" draw:caption-point-x="-0.2402in" draw:caption-point-y="0.597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30" table:formula="of:=SUM([.D30:.AH3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6.5571in" draw:caption-point-x="-0.2402in" draw:caption-point-y="0.6008in">
              <dc:date>2017-05-22T00:00:00</dc:date>
              <text:p text:style-name="P1"><text:span text:style-name="T1">Bị ốm, off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30" table:formula="of:=SUM([.D31:.AH3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30" table:formula="of:=SUM([.D32:.AH32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7.0484in" draw:caption-point-x="-0.2402in" draw:caption-point-y="0.6047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7.0449in" draw:caption-point-x="-0.2402in" draw:caption-point-y="0.6083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7.0516in" draw:caption-point-x="-0.2402in" draw:caption-point-y="0.6016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7.0449in" draw:caption-point-x="-0.2402in" draw:caption-point-y="0.6083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7.0551in" draw:caption-point-x="-0.2402in" draw:caption-point-y="0.598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2969in" draw:caption-point-x="-0.2402in" draw:caption-point-y="0.6039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2906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2906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2906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3016in" draw:caption-point-x="-0.2402in" draw:caption-point-y="0.5992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30" table:formula="of:=SUM([.D35:.AH3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7917in" draw:caption-point-x="-0.2402in" draw:caption-point-y="0.6047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7941in" draw:caption-point-x="-0.2402in" draw:caption-point-y="0.6024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7976in" draw:caption-point-x="-0.2402in" draw:caption-point-y="0.598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30" table:formula="of:=SUM([.D36:.AH36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8.0406in" draw:caption-point-x="-0.2402in" draw:caption-point-y="0.603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0382in" draw:caption-point-x="-0.2402in" draw:caption-point-y="0.6059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8.0382in" draw:caption-point-x="-0.2402in" draw:caption-point-y="0.6059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0382in" draw:caption-point-x="-0.2402in" draw:caption-point-y="0.6059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8.0437in" draw:caption-point-x="-0.2402in" draw:caption-point-y="0.6004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8.0445in" draw:caption-point-x="-0.2402in" draw:caption-point-y="0.5996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0453in" draw:caption-point-x="-0.2402in" draw:caption-point-y="0.598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30" table:formula="of:=SUM([.D37:.AH37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2846in" draw:caption-point-x="-0.2402in" draw:caption-point-y="0.607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287in" draw:caption-point-x="-0.2402in" draw:caption-point-y="0.6047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2878in" draw:caption-point-x="-0.2402in" draw:caption-point-y="0.6039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2894in" draw:caption-point-x="-0.2402in" draw:caption-point-y="0.6024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2921in" draw:caption-point-x="-0.2402in" draw:caption-point-y="0.5996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2929in" draw:caption-point-x="-0.2402in" draw:caption-point-y="0.598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2933in" draw:caption-point-x="-0.2402in" draw:caption-point-y="0.5984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30" table:formula="of:=SUM([.D38:.AH38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5331in" draw:caption-point-x="-0.2402in" draw:caption-point-y="0.6063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535in" draw:caption-point-x="-0.2402in" draw:caption-point-y="0.6043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537in" draw:caption-point-x="-0.2402in" draw:caption-point-y="0.6024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5118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5406in" draw:caption-point-x="-0.2402in" draw:caption-point-y="0.598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5413in" draw:caption-point-x="-0.2402in" draw:caption-point-y="0.598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5409in" draw:caption-point-x="-0.2402in" draw:caption-point-y="0.5984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30" table:formula="of:=SUM([.D39:.AH39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7819in" draw:caption-point-x="-0.2402in" draw:caption-point-y="0.6051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7823in" draw:caption-point-x="-0.2402in" draw:caption-point-y="0.6047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7744in" draw:caption-point-x="-0.2402in" draw:caption-point-y="0.6126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7846in" draw:caption-point-x="-0.2402in" draw:caption-point-y="0.6024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130" table:formula="of:=SUM([.D40:.AH40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9.0366in" draw:caption-point-x="-0.2402in" draw:caption-point-y="0.598in">
              <dc:date>2017-05-30T00:00:00</dc:date>
              <text:p text:style-name="P1"><text:span text:style-name="T1">Tối qua mắc mưa, bị ố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130" table:formula="of:=SUM([.D41:.AH41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2764in" draw:caption-point-x="-0.2402in" draw:caption-point-y="0.6059in">
              <dc:date>2017-05-08T00:00:00</dc:date>
              <text:p text:style-name="P1"><text:span text:style-name="T1">Có việc gia đình, xin đi trễ, 9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9.278in" draw:caption-point-x="-0.2402in" draw:caption-point-y="0.6043in">
              <dc:date>2017-05-12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5-18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130" table:formula="of:=SUM([.D42:.AH42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9.5244in" draw:caption-point-x="-0.2402in" draw:caption-point-y="0.6055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5248in" draw:caption-point-x="-0.2402in" draw:caption-point-y="0.605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5264in" draw:caption-point-x="-0.2402in" draw:caption-point-y="0.6035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9.5315in" draw:caption-point-x="-0.2402in" draw:caption-point-y="0.5984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9.5327in" draw:caption-point-x="-0.2402in" draw:caption-point-y="0.5972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130" table:formula="of:=SUM([.D43:.AH43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7713in" draw:caption-point-x="-0.2402in" draw:caption-point-y="0.6063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7673in" draw:caption-point-x="-0.2402in" draw:caption-point-y="0.6102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7673in" draw:caption-point-x="-0.2402in" draw:caption-point-y="0.610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778in" draw:caption-point-x="-0.2402in" draw:caption-point-y="0.5996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7791in" draw:caption-point-x="-0.2402in" draw:caption-point-y="0.5984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130" table:formula="of:=SUM([.D44:.AH44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10.0197in" draw:caption-point-x="-0.2402in" draw:caption-point-y="0.6059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0.0217in" draw:caption-point-x="-0.2402in" draw:caption-point-y="0.6039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10.0236in" draw:caption-point-x="-0.2402in" draw:caption-point-y="0.602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0252in" draw:caption-point-x="-0.2402in" draw:caption-point-y="0.6004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026in" draw:caption-point-x="-0.2402in" draw:caption-point-y="0.5996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0.0264in" draw:caption-point-x="-0.2402in" draw:caption-point-y="0.5992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130" table:formula="of:=SUM([.D45:.AH45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9.2661in" svg:y="10.2693in" draw:caption-point-x="-0.2402in" draw:caption-point-y="0.6039in">
              <dc:date>2017-05-15T00:00:00</dc:date>
              <text:p text:style-name="P1"><text:span text:style-name="T1">Về quê ăn cưới em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10.2756in" draw:caption-point-x="-0.2402in" draw:caption-point-y="0.5976in">
              <dc:date>2017-05-31T00:00:00</dc:date>
              <text:p text:style-name="P1"><text:span text:style-name="T1">Bị cảm, sốt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30" table:formula="of:=SUM([.D46:.AH4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10.5114in" draw:caption-point-x="-0.2402in" draw:caption-point-y="0.6094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5205in" draw:caption-point-x="-0.2402in" draw:caption-point-y="0.6004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30" table:formula="of:=SUM([.D47:.AH47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7614in" draw:caption-point-x="-0.2402in" draw:caption-point-y="0.607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7614in" draw:caption-point-x="-0.2402in" draw:caption-point-y="0.607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0.7634in" draw:caption-point-x="-0.2402in" draw:caption-point-y="0.605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0.7661in" draw:caption-point-x="-0.2402in" draw:caption-point-y="0.6024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0.7661in" draw:caption-point-x="-0.2402in" draw:caption-point-y="0.6024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7681in" draw:caption-point-x="-0.2402in" draw:caption-point-y="0.6004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7689in" draw:caption-point-x="-0.2402in" draw:caption-point-y="0.5996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7705in" draw:caption-point-x="-0.2402in" draw:caption-point-y="0.598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10.7709in" draw:caption-point-x="-0.2402in" draw:caption-point-y="0.597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30" table:formula="of:=SUM([.D48:.AH48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1.0122in" draw:caption-point-x="-0.2402in" draw:caption-point-y="0.6039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1.0181in" draw:caption-point-x="-0.2402in" draw:caption-point-y="0.598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30" table:formula="of:=SUM([.D49:.AH49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1.2567in" draw:caption-point-x="-0.2402in" draw:caption-point-y="0.607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2571in" draw:caption-point-x="-0.2402in" draw:caption-point-y="0.6067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1.2575in" draw:caption-point-x="-0.2402in" draw:caption-point-y="0.6063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1.2579in" draw:caption-point-x="-0.2402in" draw:caption-point-y="0.6059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1.2583in" draw:caption-point-x="-0.2402in" draw:caption-point-y="0.6055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1.2587in" draw:caption-point-x="-0.2402in" draw:caption-point-y="0.6051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1.2591in" draw:caption-point-x="-0.2402in" draw:caption-point-y="0.6047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1.2594in" draw:caption-point-x="-0.2402in" draw:caption-point-y="0.6043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1.2598in" draw:caption-point-x="-0.2402in" draw:caption-point-y="0.6039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1.2606in" draw:caption-point-x="-0.2402in" draw:caption-point-y="0.6031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1.261in" draw:caption-point-x="-0.2402in" draw:caption-point-y="0.6028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1.2614in" draw:caption-point-x="-0.2402in" draw:caption-point-y="0.6024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1.2626in" draw:caption-point-x="-0.2402in" draw:caption-point-y="0.6012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1.2642in" draw:caption-point-x="-0.2402in" draw:caption-point-y="0.5996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1.2646in" draw:caption-point-x="-0.2402in" draw:caption-point-y="0.5992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1.265in" draw:caption-point-x="-0.2402in" draw:caption-point-y="0.598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1.2654in" draw:caption-point-x="-0.2402in" draw:caption-point-y="0.598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1.2657in" draw:caption-point-x="-0.2402in" draw:caption-point-y="0.598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1.2661in" draw:caption-point-x="-0.2402in" draw:caption-point-y="0.597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30" table:formula="of:=SUM([.D50:.AH50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5043in" draw:caption-point-x="-0.2402in" draw:caption-point-y="0.607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1.5079in" draw:caption-point-x="-0.2402in" draw:caption-point-y="0.6035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1.5138in" draw:caption-point-x="-0.2402in" draw:caption-point-y="0.597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30" table:formula="of:=SUM([.D51:.AH5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1.7559in" draw:caption-point-x="-0.2402in" draw:caption-point-y="0.6031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1.7563in" draw:caption-point-x="-0.2402in" draw:caption-point-y="0.6028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30" table:formula="of:=SUM([.D52:.AH5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3" table:formula="of:=SUM([.D4:.AH4])" office:value-type="float" office:value="0.5"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81in" draw:caption-point-x="-0.2402in" draw:caption-point-y="0.6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185in" draw:caption-point-x="-0.2402in" draw:caption-point-y="0.5996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193in" draw:caption-point-x="-0.2402in" draw:caption-point-y="0.5988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201in" draw:caption-point-x="-0.2402in" draw:caption-point-y="0.598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0.122in" draw:caption-point-x="-0.2402in" draw:caption-point-y="0.5961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0.1224in" draw:caption-point-x="-0.2402in" draw:caption-point-y="0.5957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657in" draw:caption-point-x="-0.2402in" draw:caption-point-y="0.6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661in" draw:caption-point-x="-0.2402in" draw:caption-point-y="0.5996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665in" draw:caption-point-x="-0.2402in" draw:caption-point-y="0.5992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669in" draw:caption-point-x="-0.2402in" draw:caption-point-y="0.5988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681in" draw:caption-point-x="-0.2402in" draw:caption-point-y="0.5976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685in" draw:caption-point-x="-0.2402in" draw:caption-point-y="0.5972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0.3693in" draw:caption-point-x="-0.2402in" draw:caption-point-y="0.5965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0.3697in" draw:caption-point-x="-0.2402in" draw:caption-point-y="0.5961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3" draw:text-style-name="P1" svg:width="1.1413in" svg:height="0.7012in" svg:x="9.2661in" svg:y="0.3701in" draw:caption-point-x="-0.2402in" draw:caption-point-y="0.5957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43" table:formula="of:=SUM([.D6:.AH6])" office:value-type="float" office:value="2">
            <text:p>2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6138in" draw:caption-point-x="-0.2402in" draw:caption-point-y="0.5996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6126in" draw:caption-point-x="-0.2402in" draw:caption-point-y="0.6008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6142in" draw:caption-point-x="-0.2402in" draw:caption-point-y="0.5992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6157in" draw:caption-point-x="-0.2402in" draw:caption-point-y="0.5976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6161in" draw:caption-point-x="-0.2402in" draw:caption-point-y="0.5972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7228in" svg:y="0.6177in" draw:caption-point-x="-0.2402in" draw:caption-point-y="0.5957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43" table:formula="of:=SUM([.D7:.AH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863in" draw:caption-point-x="-0.2402in" draw:caption-point-y="0.598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638in" draw:caption-point-x="-0.2402in" draw:caption-point-y="0.5972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0.865in" draw:caption-point-x="-0.2402in" draw:caption-point-y="0.5961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0.8657in" draw:caption-point-x="-0.2402in" draw:caption-point-y="0.5953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43" table:formula="of:=SUM([.D8:.AH8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1118in" draw:caption-point-x="-0.2402in" draw:caption-point-y="0.5969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1126in" draw:caption-point-x="-0.2402in" draw:caption-point-y="0.5961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43" table:formula="of:=SUM([.D9:.AH9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3579in" draw:caption-point-x="-0.2402in" draw:caption-point-y="0.5988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3594in" draw:caption-point-x="-0.2402in" draw:caption-point-y="0.5972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.3602in" draw:caption-point-x="-0.2402in" draw:caption-point-y="0.5965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43" table:formula="of:=SUM([.D10:.AH10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43" table:formula="of:=SUM([.D11:.AH11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.8524in" draw:caption-point-x="-0.2402in" draw:caption-point-y="0.5996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1.8528in" draw:caption-point-x="-0.2402in" draw:caption-point-y="0.5992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1.8531in" draw:caption-point-x="-0.2402in" draw:caption-point-y="0.5988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.8543in" draw:caption-point-x="-0.2402in" draw:caption-point-y="0.5976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8547in" draw:caption-point-x="-0.2402in" draw:caption-point-y="0.5972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1.8563in" draw:caption-point-x="-0.2402in" draw:caption-point-y="0.5957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1.8567in" draw:caption-point-x="-0.2402in" draw:caption-point-y="0.5953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0996in" draw:caption-point-x="-0.2402in" draw:caption-point-y="0.6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1008in" draw:caption-point-x="-0.2402in" draw:caption-point-y="0.5988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102in" draw:caption-point-x="-0.2402in" draw:caption-point-y="0.5976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2.1031in" draw:caption-point-x="-0.2402in" draw:caption-point-y="0.5965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2.1035in" draw:caption-point-x="-0.2402in" draw:caption-point-y="0.5961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1039in" draw:caption-point-x="-0.2402in" draw:caption-point-y="0.5957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2"/>
          <table:table-cell table:style-name="ce147" office:value-type="float" office:value="1">
            <office:annotation draw:style-name="gr4" draw:text-style-name="P1" svg:width="1.1413in" svg:height="0.3902in" svg:x="15.6587in" svg:y="2.1043in" draw:caption-point-x="-0.2402in" draw:caption-point-y="0.595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2.1043in" draw:caption-point-x="-0.2402in" draw:caption-point-y="0.595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43" table:formula="of:=SUM([.D13:.AH13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3492in" draw:caption-point-x="-0.2402in" draw:caption-point-y="0.598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3492in" draw:caption-point-x="-0.2402in" draw:caption-point-y="0.598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3496in" draw:caption-point-x="-0.2402in" draw:caption-point-y="0.5976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3504in" draw:caption-point-x="-0.2402in" draw:caption-point-y="0.5969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2.3512in" draw:caption-point-x="-0.2402in" draw:caption-point-y="0.5961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2.3516in" draw:caption-point-x="-0.2402in" draw:caption-point-y="0.5957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43" table:formula="of:=SUM([.D14:.AH14])" office:value-type="float" office:value="3.5">
            <text:p>3.5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5949in" draw:caption-point-x="-0.2402in" draw:caption-point-y="0.6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5972in" draw:caption-point-x="-0.2402in" draw:caption-point-y="0.5976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9.2661in" svg:y="2.5996in" draw:caption-point-x="-0.2402in" draw:caption-point-y="0.5953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9.7228in" svg:y="2.5996in" draw:caption-point-x="-0.2402in" draw:caption-point-y="0.5953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43" table:formula="of:=SUM([.D15:.AH1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2.8437in" draw:caption-point-x="-0.2402in" draw:caption-point-y="0.5988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2.8461in" draw:caption-point-x="-0.2402in" draw:caption-point-y="0.5965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43" table:formula="of:=SUM([.D16:.AH1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43" table:formula="of:=SUM([.D17:.AH17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3413in" draw:caption-point-x="-0.2402in" draw:caption-point-y="0.5969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3.3417in" draw:caption-point-x="-0.2402in" draw:caption-point-y="0.5965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2661in" svg:y="3.3425in" draw:caption-point-x="-0.2402in" draw:caption-point-y="0.5957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43" table:formula="of:=SUM([.D18:.AH1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5882in" draw:caption-point-x="-0.2402in" draw:caption-point-y="0.5976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43" table:formula="of:=SUM([.D19:.AH19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3.8335in" draw:caption-point-x="-0.2402in" draw:caption-point-y="0.6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3.8346in" draw:caption-point-x="-0.2402in" draw:caption-point-y="0.5988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43" table:formula="of:=SUM([.D20:.AH2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0831in" draw:caption-point-x="-0.2402in" draw:caption-point-y="0.598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0839in" draw:caption-point-x="-0.2402in" draw:caption-point-y="0.5972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4.085in" draw:caption-point-x="-0.2402in" draw:caption-point-y="0.5961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7228in" svg:y="4.0858in" draw:caption-point-x="-0.2402in" draw:caption-point-y="0.5953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43" table:formula="of:=SUM([.D21:.AH2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3299in" draw:caption-point-x="-0.2402in" draw:caption-point-y="0.5988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43" table:formula="of:=SUM([.D22:.AH22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43" table:formula="of:=SUM([.D24:.AH24])" office:value-type="float" office:value="8.5">
            <text:p>8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2661in" svg:y="5.0657in" draw:caption-point-x="-0.2402in" draw:caption-point-y="0.6059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5.0657in" draw:caption-point-x="-0.2402in" draw:caption-point-y="0.6059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12.4622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15.6587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0657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43" table:formula="of:=SUM([.D25:.AH25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3193in" draw:caption-point-x="-0.2402in" draw:caption-point-y="0.6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5.3236in" draw:caption-point-x="-0.2402in" draw:caption-point-y="0.5957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43" table:formula="of:=SUM([.D26:.AH2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0654in" draw:caption-point-x="-0.2402in" draw:caption-point-y="0.5972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43" table:formula="of:=SUM([.D29:.AH29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3102in" draw:caption-point-x="-0.2402in" draw:caption-point-y="0.6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3114in" draw:caption-point-x="-0.2402in" draw:caption-point-y="0.5988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3122in" draw:caption-point-x="-0.2402in" draw:caption-point-y="0.598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3126in" draw:caption-point-x="-0.2402in" draw:caption-point-y="0.5976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6.3138in" draw:caption-point-x="-0.2402in" draw:caption-point-y="0.5965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6.3142in" draw:caption-point-x="-0.2402in" draw:caption-point-y="0.5961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6.3146in" draw:caption-point-x="-0.2402in" draw:caption-point-y="0.5957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43" table:formula="of:=SUM([.D30:.AH30])" office:value-type="float" office:value="2">
            <text:p>2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6.3311in" svg:y="6.5598in" draw:caption-point-x="-0.2402in" draw:caption-point-y="0.598in">
              <dc:date>2017-06-07T00:00:00</dc:date>
              <text:p text:style-name="P1"><text:span text:style-name="T1">Đi đám cưới bạn ở quê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6.5622in" draw:caption-point-x="-0.2402in" draw:caption-point-y="0.5957in">
              <dc:date>2017-06-15T00:00:00</dc:date>
              <text:p text:style-name="P1"><text:span text:style-name="T1">Bị đau bụng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3" table:formula="of:=SUM([.D31:.AH3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3" table:formula="of:=SUM([.D32:.AH32])" office:value-type="float" office:value="1.5">
            <text:p>1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0531in" draw:caption-point-x="-0.2402in" draw:caption-point-y="0.6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0535in" draw:caption-point-x="-0.2402in" draw:caption-point-y="0.5996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0543in" draw:caption-point-x="-0.2402in" draw:caption-point-y="0.5988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0551in" draw:caption-point-x="-0.2402in" draw:caption-point-y="0.598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0555in" draw:caption-point-x="-0.2402in" draw:caption-point-y="0.5976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0559in" draw:caption-point-x="-0.2402in" draw:caption-point-y="0.5972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0535in" draw:caption-point-x="-0.2402in" draw:caption-point-y="0.5996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7.0571in" draw:caption-point-x="-0.2402in" draw:caption-point-y="0.5961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7.0571in" draw:caption-point-x="-0.2402in" draw:caption-point-y="0.5961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2992in" draw:caption-point-x="-0.2402in" draw:caption-point-y="0.6016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0453in" draw:caption-point-x="-0.2402in" draw:caption-point-y="0.5988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0461in" draw:caption-point-x="-0.2402in" draw:caption-point-y="0.598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0465in" draw:caption-point-x="-0.2402in" draw:caption-point-y="0.5976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8.048in" draw:caption-point-x="-0.2402in" draw:caption-point-y="0.5961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2921in" draw:caption-point-x="-0.2402in" draw:caption-point-y="0.5996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941in" draw:caption-point-x="-0.2402in" draw:caption-point-y="0.5976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2949in" draw:caption-point-x="-0.2402in" draw:caption-point-y="0.5969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8.2953in" draw:caption-point-x="-0.2402in" draw:caption-point-y="0.5965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5413in" draw:caption-point-x="-0.2402in" draw:caption-point-y="0.598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8.7866in" draw:caption-point-x="-0.2402in" draw:caption-point-y="0.6004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8.7902in" draw:caption-point-x="-0.2402in" draw:caption-point-y="0.5969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143" table:formula="of:=SUM([.D40:.AH40])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0354in" draw:caption-point-x="-0.2402in" draw:caption-point-y="0.5992in">
              <dc:date>2017-06-05T00:00:00</dc:date>
              <text:p text:style-name="P1"><text:span text:style-name="T1">Có việc bận, xin đi trễ, 9h25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9.0374in" draw:caption-point-x="-0.2402in" draw:caption-point-y="0.5972in">
              <dc:date>2017-06-09T00:00:00</dc:date>
              <text:p text:style-name="P1"><text:span text:style-name="T1">Bị trúng thực, xin đi trễ, 9h0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8.2878in" svg:y="9.0382in" draw:caption-point-x="-0.2402in" draw:caption-point-y="0.5965in">
              <dc:date>2017-06-13T00:00:00</dc:date>
              <text:p text:style-name="P1"><text:span text:style-name="T1">Chở ba đi bv, xin vào trễ</text:span></text:p>
              <text:p text:style-name="P1"><text:span text:style-name="T1">Off sáng do cần ở lại bv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143" table:formula="of:=SUM([.D41:.AH4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4.472in" svg:y="9.2831in" draw:caption-point-x="-0.2402in" draw:caption-point-y="0.5992in">
              <dc:date>2017-06-05T00:00:00</dc:date>
              <text:p text:style-name="P1"><text:span text:style-name="T1">Có việc chạy về nhà, xin off chiều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7.7988in" svg:y="9.2854in" draw:caption-point-x="-0.2402in" draw:caption-point-y="0.5969in">
              <dc:date>2017-06-12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8.2878in" svg:y="9.2854in" draw:caption-point-x="-0.2402in" draw:caption-point-y="0.5969in">
              <dc:date>2017-06-12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9.2862in" draw:caption-point-x="-0.2402in" draw:caption-point-y="0.5961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143" table:formula="of:=SUM([.D42:.AH42])" office:value-type="float" office:value="2">
            <text:p>2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5291in" draw:caption-point-x="-0.2402in" draw:caption-point-y="0.6008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5283in" draw:caption-point-x="-0.2402in" draw:caption-point-y="0.6016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5307in" draw:caption-point-x="-0.2402in" draw:caption-point-y="0.5992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5307in" draw:caption-point-x="-0.2402in" draw:caption-point-y="0.5992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5307in" draw:caption-point-x="-0.2402in" draw:caption-point-y="0.5992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9.5346in" draw:caption-point-x="-0.2402in" draw:caption-point-y="0.5953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143" table:formula="of:=SUM([.D43:.AH43])" office:value-type="float" office:value="4">
            <text:p>4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9.778in" draw:caption-point-x="-0.2402in" draw:caption-point-y="0.5996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9.7795in" draw:caption-point-x="-0.2402in" draw:caption-point-y="0.598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9.7807in" draw:caption-point-x="-0.2402in" draw:caption-point-y="0.5969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9.7807in" draw:caption-point-x="-0.2402in" draw:caption-point-y="0.5969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9.7811in" draw:caption-point-x="-0.2402in" draw:caption-point-y="0.5965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7" office:value-type="float" office:value="1">
            <office:annotation draw:style-name="gr2" draw:text-style-name="P1" svg:width="1.1413in" svg:height="0.5457in" svg:x="8.7768in" svg:y="9.7811in" draw:caption-point-x="-0.2402in" draw:caption-point-y="0.5965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9.7819in" draw:caption-point-x="-0.2402in" draw:caption-point-y="0.5957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9.7819in" draw:caption-point-x="-0.2402in" draw:caption-point-y="0.5957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143" table:formula="of:=SUM([.D44:.AH4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0264in" draw:caption-point-x="-0.2402in" draw:caption-point-y="0.5992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0276in" draw:caption-point-x="-0.2402in" draw:caption-point-y="0.598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028in" draw:caption-point-x="-0.2402in" draw:caption-point-y="0.5976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0.0283in" draw:caption-point-x="-0.2402in" draw:caption-point-y="0.5972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0.0295in" draw:caption-point-x="-0.2402in" draw:caption-point-y="0.5961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10.0299in" draw:caption-point-x="-0.2402in" draw:caption-point-y="0.5957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143" table:formula="of:=SUM([.D45:.AH45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10.274in" draw:caption-point-x="-0.2402in" draw:caption-point-y="0.5992in">
              <dc:date>2017-06-05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43" table:formula="of:=SUM([.D46:.AH46])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5213in" draw:caption-point-x="-0.2402in" draw:caption-point-y="0.5996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8.7768in" svg:y="10.5248in" draw:caption-point-x="-0.2402in" draw:caption-point-y="0.5961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43" table:formula="of:=SUM([.D47:.AH47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0.7685in" draw:caption-point-x="-0.2402in" draw:caption-point-y="0.6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7689in" draw:caption-point-x="-0.2402in" draw:caption-point-y="0.5996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0.7697in" draw:caption-point-x="-0.2402in" draw:caption-point-y="0.5988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0.7705in" draw:caption-point-x="-0.2402in" draw:caption-point-y="0.598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7709in" draw:caption-point-x="-0.2402in" draw:caption-point-y="0.5976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0.7713in" draw:caption-point-x="-0.2402in" draw:caption-point-y="0.5972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0.7717in" draw:caption-point-x="-0.2402in" draw:caption-point-y="0.5969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43" table:formula="of:=SUM([.D48:.AH4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43" table:formula="of:=SUM([.D49:.AH49])" office:value-type="float" office:value="1">
            <text:p>1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2642in" draw:caption-point-x="-0.2402in" draw:caption-point-y="0.599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2642in" draw:caption-point-x="-0.2402in" draw:caption-point-y="0.5996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1.2646in" draw:caption-point-x="-0.2402in" draw:caption-point-y="0.5992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1.2654in" draw:caption-point-x="-0.2402in" draw:caption-point-y="0.5984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1.2657in" draw:caption-point-x="-0.2402in" draw:caption-point-y="0.598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1.2665in" draw:caption-point-x="-0.2402in" draw:caption-point-y="0.5972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2673in" draw:caption-point-x="-0.2402in" draw:caption-point-y="0.5965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2677in" draw:caption-point-x="-0.2402in" draw:caption-point-y="0.5961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9.7228in" svg:y="11.2685in" draw:caption-point-x="-0.2402in" draw:caption-point-y="0.5953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43" table:formula="of:=SUM([.D50:.AH50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5142in" draw:caption-point-x="-0.2402in" draw:caption-point-y="0.5972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5154in" draw:caption-point-x="-0.2402in" draw:caption-point-y="0.5961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43" table:formula="of:=SUM([.D51:.AH51])" office:value-type="float" office:value="2">
            <text:p>2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7591in" draw:caption-point-x="-0.2402in" draw:caption-point-y="0.6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1.761in" draw:caption-point-x="-0.2402in" draw:caption-point-y="0.598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1.7614in" draw:caption-point-x="-0.2402in" draw:caption-point-y="0.5976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1.7622in" draw:caption-point-x="-0.2402in" draw:caption-point-y="0.5969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7626in" draw:caption-point-x="-0.2402in" draw:caption-point-y="0.5965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763in" draw:caption-point-x="-0.2402in" draw:caption-point-y="0.5961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1.7638in" draw:caption-point-x="-0.2402in" draw:caption-point-y="0.5953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6">
          <table:table-cell table:style-name="ce43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43" table:formula="of:=SUM([.D52:.AH52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0067in" draw:caption-point-x="-0.2402in" draw:caption-point-y="0.6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15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2"/>
        <table:table-column table:style-name="co26" table:number-columns-repeated="7" table:default-cell-style-name="ce162"/>
        <table:table-column table:style-name="co25" table:number-columns-repeated="16" table:default-cell-style-name="ce16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7" table:number-columns-repeated="8"/>
          <table:table-cell table:style-name="ce165" office:value-type="string" table:number-columns-spanned="2" table:number-rows-spanned="1">
            <text:p>Month</text:p>
          </table:table-cell>
          <table:covered-table-cell table:style-name="ce166"/>
          <table:table-cell table:style-name="ce167" table:content-validation-name="val1" office:value-type="float" office:value="7" table:number-columns-spanned="2" table:number-rows-spanned="1">
            <text:p>7</text:p>
          </table:table-cell>
          <table:covered-table-cell table:style-name="ce166"/>
          <table:table-cell table:style-name="ce165" office:value-type="string" table:number-columns-spanned="2" table:number-rows-spanned="1">
            <text:p>Year</text:p>
          </table:table-cell>
          <table:covered-table-cell table:style-name="ce166"/>
          <table:table-cell table:style-name="ce165" office:value-type="float" office:value="2017" table:number-columns-spanned="2" table:number-rows-spanned="1">
            <text:p>2017</text:p>
          </table:table-cell>
          <table:covered-table-cell table:style-name="ce168"/>
          <table:table-cell table:style-name="ce157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58" table:formula="of:=DATE([.$R$1];[.N1];1)" office:value-type="date" office:date-value="2017-07-01">
            <text:p>01</text:p>
          </table:table-cell>
          <table:table-cell table:style-name="ce158" table:formula="of:=[.D2]+1" office:value-type="date" office:date-value="2017-07-02">
            <text:p>02</text:p>
          </table:table-cell>
          <table:table-cell table:style-name="ce158" table:formula="of:=[.E2]+1" office:value-type="date" office:date-value="2017-07-03">
            <text:p>03</text:p>
          </table:table-cell>
          <table:table-cell table:style-name="ce158" table:formula="of:=[.F2]+1" office:value-type="date" office:date-value="2017-07-04">
            <text:p>04</text:p>
          </table:table-cell>
          <table:table-cell table:style-name="ce158" table:formula="of:=[.G2]+1" office:value-type="date" office:date-value="2017-07-05">
            <text:p>05</text:p>
          </table:table-cell>
          <table:table-cell table:style-name="ce158" table:formula="of:=[.H2]+1" office:value-type="date" office:date-value="2017-07-06">
            <text:p>06</text:p>
          </table:table-cell>
          <table:table-cell table:style-name="ce158" table:formula="of:=[.I2]+1" office:value-type="date" office:date-value="2017-07-07">
            <text:p>07</text:p>
          </table:table-cell>
          <table:table-cell table:style-name="ce158" table:formula="of:=[.J2]+1" office:value-type="date" office:date-value="2017-07-08">
            <text:p>08</text:p>
          </table:table-cell>
          <table:table-cell table:style-name="ce158" table:formula="of:=[.K2]+1" office:value-type="date" office:date-value="2017-07-09">
            <text:p>09</text:p>
          </table:table-cell>
          <table:table-cell table:style-name="ce158" table:formula="of:=[.L2]+1" office:value-type="date" office:date-value="2017-07-10">
            <text:p>10</text:p>
          </table:table-cell>
          <table:table-cell table:style-name="ce158" table:formula="of:=[.M2]+1" office:value-type="date" office:date-value="2017-07-11">
            <text:p>11</text:p>
          </table:table-cell>
          <table:table-cell table:style-name="ce158" table:formula="of:=[.N2]+1" office:value-type="date" office:date-value="2017-07-12">
            <text:p>12</text:p>
          </table:table-cell>
          <table:table-cell table:style-name="ce158" table:formula="of:=[.O2]+1" office:value-type="date" office:date-value="2017-07-13">
            <text:p>13</text:p>
          </table:table-cell>
          <table:table-cell table:style-name="ce158" table:formula="of:=[.P2]+1" office:value-type="date" office:date-value="2017-07-14">
            <text:p>14</text:p>
          </table:table-cell>
          <table:table-cell table:style-name="ce158" table:formula="of:=[.Q2]+1" office:value-type="date" office:date-value="2017-07-15">
            <text:p>15</text:p>
          </table:table-cell>
          <table:table-cell table:style-name="ce158" table:formula="of:=[.R2]+1" office:value-type="date" office:date-value="2017-07-16">
            <text:p>16</text:p>
          </table:table-cell>
          <table:table-cell table:style-name="ce158" table:formula="of:=[.S2]+1" office:value-type="date" office:date-value="2017-07-17">
            <text:p>17</text:p>
          </table:table-cell>
          <table:table-cell table:style-name="ce158" table:formula="of:=[.T2]+1" office:value-type="date" office:date-value="2017-07-18">
            <text:p>18</text:p>
          </table:table-cell>
          <table:table-cell table:style-name="ce158" table:formula="of:=[.U2]+1" office:value-type="date" office:date-value="2017-07-19">
            <text:p>19</text:p>
          </table:table-cell>
          <table:table-cell table:style-name="ce158" table:formula="of:=[.V2]+1" office:value-type="date" office:date-value="2017-07-20">
            <text:p>20</text:p>
          </table:table-cell>
          <table:table-cell table:style-name="ce158" table:formula="of:=[.W2]+1" office:value-type="date" office:date-value="2017-07-21">
            <text:p>21</text:p>
          </table:table-cell>
          <table:table-cell table:style-name="ce158" table:formula="of:=[.X2]+1" office:value-type="date" office:date-value="2017-07-22">
            <text:p>22</text:p>
          </table:table-cell>
          <table:table-cell table:style-name="ce158" table:formula="of:=[.Y2]+1" office:value-type="date" office:date-value="2017-07-23">
            <text:p>23</text:p>
          </table:table-cell>
          <table:table-cell table:style-name="ce158" table:formula="of:=[.Z2]+1" office:value-type="date" office:date-value="2017-07-24">
            <text:p>24</text:p>
          </table:table-cell>
          <table:table-cell table:style-name="ce158" table:formula="of:=[.AA2]+1" office:value-type="date" office:date-value="2017-07-25">
            <text:p>25</text:p>
          </table:table-cell>
          <table:table-cell table:style-name="ce158" table:formula="of:=[.AB2]+1" office:value-type="date" office:date-value="2017-07-26">
            <text:p>26</text:p>
          </table:table-cell>
          <table:table-cell table:style-name="ce158" table:formula="of:=[.AC2]+1" office:value-type="date" office:date-value="2017-07-27">
            <text:p>27</text:p>
          </table:table-cell>
          <table:table-cell table:style-name="ce158" table:formula="of:=[.AD2]+1" office:value-type="date" office:date-value="2017-07-28">
            <text:p>28</text:p>
          </table:table-cell>
          <table:table-cell table:style-name="ce158" table:formula="of:=[.AE2]+1" office:value-type="date" office:date-value="2017-07-29">
            <text:p>29</text:p>
          </table:table-cell>
          <table:table-cell table:style-name="ce158" table:formula="of:=[.AF2]+1" office:value-type="date" office:date-value="2017-07-30">
            <text:p>30</text:p>
          </table:table-cell>
          <table:table-cell table:style-name="ce158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5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56" table:formula="of:=SUM([.D4:.AH4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56" table:formula="of:=SUM([.D5:.AH5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56" table:formula="of:=SUM([.D6:.AH6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56" table:formula="of:=SUM([.D7:.AH7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56" table:formula="of:=SUM([.D8:.AH8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56" table:formula="of:=SUM([.D9:.AH9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56" table:formula="of:=SUM([.D10:.AH10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56" table:formula="of:=SUM([.D11:.AH11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56"/>
          <table:table-cell table:style-name="ce160" table:number-columns-repeated="2"/>
          <table:table-cell table:style-name="ce160" office:value-type="float" office:value="1">
            <office:annotation draw:style-name="gr4" draw:text-style-name="P1" svg:width="1.1413in" svg:height="0.3902in" svg:x="3.5591in" svg:y="2.1665in" draw:caption-point-x="-0.2402in" draw:caption-point-y="0.595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60" table:number-columns-repeated="28"/>
          <table:table-cell table:style-name="ce44" table:number-columns-repeated="952"/>
        </table:table-row>
        <table:table-row table:style-name="ro7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56" table:formula="of:=SUM([.D13:.AH13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56" table:formula="of:=SUM([.D14:.AH14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56" table:formula="of:=SUM([.D15:.AH15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56" table:formula="of:=SUM([.D16:.AH16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56" table:formula="of:=SUM([.D17:.AH17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56" table:formula="of:=SUM([.D18:.AH18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56" table:formula="of:=SUM([.D19:.AH19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56" table:formula="of:=SUM([.D20:.AH20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56" table:formula="of:=SUM([.D21:.AH21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56" table:formula="of:=SUM([.D22:.AH22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56" table:formula="of:=SUM([.D23:.AH23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56" table:formula="of:=SUM([.D24:.AH24])" office:value-type="float" office:value="8">
            <text:p>8</text:p>
          </table:table-cell>
          <table:table-cell table:style-name="ce160" table:number-columns-repeated="5"/>
          <table:table-cell table:style-name="ce160" office:value-type="float" office:value="1">
            <office:annotation draw:style-name="gr6" draw:text-style-name="P1" svg:width="1.1413in" svg:height="0.2634in" svg:x="4.9287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1" svg:width="1.1413in" svg:height="0.2634in" svg:x="5.3854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table:number-columns-repeated="5"/>
          <table:table-cell table:style-name="ce160" office:value-type="float" office:value="1">
            <office:annotation draw:style-name="gr6" draw:text-style-name="P1" svg:width="1.1413in" svg:height="0.2634in" svg:x="8.2878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1" svg:width="1.1413in" svg:height="0.2634in" svg:x="8.7768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table:number-columns-repeated="5"/>
          <table:table-cell table:style-name="ce160" office:value-type="float" office:value="1">
            <office:annotation draw:style-name="gr6" draw:text-style-name="P1" svg:width="1.1413in" svg:height="0.2634in" svg:x="11.5492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1" svg:width="1.1413in" svg:height="0.2634in" svg:x="12.0059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table:number-columns-repeated="5"/>
          <table:table-cell table:style-name="ce160" office:value-type="float" office:value="1">
            <office:annotation draw:style-name="gr6" draw:text-style-name="P1" svg:width="1.1413in" svg:height="0.2634in" svg:x="14.7457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1" svg:width="1.1413in" svg:height="0.2634in" svg:x="15.202in" svg:y="5.211in" draw:caption-point-x="-0.2402in" draw:caption-point-y="0.605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0" table:number-columns-repeated="3"/>
          <table:table-cell table:style-name="ce44" table:number-columns-repeated="952"/>
        </table:table-row>
        <table:table-row table:style-name="ro7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56" table:formula="of:=SUM([.D25:.AH25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56" table:formula="of:=SUM([.D26:.AH26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56" table:formula="of:=SUM([.D27:.AH27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56" table:formula="of:=SUM([.D28:.AH28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56" table:formula="of:=SUM([.D29:.AH29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56" table:formula="of:=SUM([.D30:.AH30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56" table:formula="of:=SUM([.D31:.AH31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56" table:formula="of:=SUM([.D32:.AH32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56" table:formula="of:=SUM([.D33:.AH33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56" table:formula="of:=SUM([.D34:.AH34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56" table:formula="of:=SUM([.D35:.AH35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56" table:formula="of:=SUM([.D36:.AH36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56" table:formula="of:=SUM([.D37:.AH37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56" table:formula="of:=SUM([.D38:.AH38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56" table:formula="of:=SUM([.D39:.AH39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156" table:formula="of:=SUM([.D40:.AH40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156" table:formula="of:=SUM([.D41:.AH41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156" table:formula="of:=SUM([.D42:.AH42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156" table:formula="of:=SUM([.D43:.AH43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156" table:formula="of:=SUM([.D44:.AH44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156" table:formula="of:=SUM([.D45:.AH45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56" table:formula="of:=SUM([.D46:.AH46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56" table:formula="of:=SUM([.D47:.AH47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56" table:formula="of:=SUM([.D48:.AH48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56" table:formula="of:=SUM([.D49:.AH49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56" table:formula="of:=SUM([.D50:.AH50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56" table:formula="of:=SUM([.D51:.AH51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7">
          <table:table-cell table:style-name="ce43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56" table:formula="of:=SUM([.D52:.AH52])" office:value-type="float" office:value="0">
            <text:p>0</text:p>
          </table:table-cell>
          <table:table-cell table:style-name="ce160" table:number-columns-repeated="31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61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1" table:number-columns-repeated="4"/>
          <table:table-cell table:style-name="ce163"/>
          <table:table-cell table:style-name="ce161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61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1" table:number-columns-repeated="4"/>
          <table:table-cell table:style-name="ce164" table:number-columns-repeated="7"/>
          <table:table-cell table:style-name="ce161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61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6/16/2017</text:date>, <text:time>14:4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6-16">06/16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937</meta:editing-cycles>
    <meta:editing-duration>P63DT8H36M1S</meta:editing-duration>
    <meta:generator>OpenOffice/4.1.2$Win32 OpenOffice.org_project/412m3$Build-9782</meta:generator>
    <dc:date>2017-06-16T14:46:51.50</dc:date>
    <meta:document-statistic meta:table-count="10" meta:cell-count="7380" meta:object-count="0"/>
    <meta:user-defined meta:name="Info 1"/>
    <meta:user-defined meta:name="Info 2"/>
    <meta:user-defined meta:name="Info 3"/>
    <meta:user-defined meta:name="Info 4"/>
  </office:meta>
</office:document-meta>
</file>